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2E1000000BBEFAC77C8.jpg"/>
  <manifest:file-entry manifest:media-type="image/png" manifest:full-path="Pictures/10000201000003A0000002B1201CBDBA.png"/>
  <manifest:file-entry manifest:media-type="image/jpeg" manifest:full-path="Pictures/100000000000017B00000063516DB611.jpg"/>
  <manifest:file-entry manifest:media-type="image/jpeg" manifest:full-path="Pictures/1000000000000053000000538CD250B5.jpg"/>
  <manifest:file-entry manifest:media-type="image/jpeg" manifest:full-path="Pictures/10000000000000450000004AA8B75B09.jpg"/>
  <manifest:file-entry manifest:media-type="image/png" manifest:full-path="Pictures/10000201000003A60000015F792E5C8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6">
      <style:graphic-properties draw:stroke="none" draw:fill="none" fo:min-height="13.335cm"/>
    </style:style>
    <style:style style:name="gr3" style:family="graphic" style:parent-style-name="standard" style:list-style-name="L7">
      <style:graphic-properties draw:stroke="none" draw:fill="none" fo:min-height="13.97cm"/>
    </style:style>
    <style:style style:name="gr4" style:family="graphic" style:parent-style-name="standard" style:list-style-name="L7">
      <style:graphic-properties draw:stroke="none" draw:fill="none" fo:min-height="0.946cm"/>
    </style:style>
    <style:style style:name="pr1" style:family="presentation" style:parent-style-name="Burst_20_Title-title">
      <style:graphic-properties draw:stroke="none" draw:fill="none" draw:fill-color="#df0029" draw:textarea-horizontal-align="left" draw:textarea-vertical-align="bottom" draw:auto-grow-height="true" draw:auto-grow-width="false" fo:min-height="4.243cm" fo:min-width="0cm" fo:padding-top="0cm" fo:padding-bottom="0cm" fo:padding-left="0cm" fo:padding-right="0cm" draw:shadow="hidden" draw:shadow-color="#6b6b6b"/>
    </style:style>
    <style:style style:name="pr2" style:family="presentation" style:parent-style-name="Burst_20_Title-notes" style:list-style-name="L9">
      <style:graphic-properties draw:fill-color="#ffffff" draw:auto-grow-height="true" fo:min-height="13.365cm"/>
    </style:style>
    <style:style style:name="pr3" style:family="presentation" style:parent-style-name="Bullet-title">
      <style:graphic-properties draw:fill-color="#ffffff" draw:auto-grow-height="true" fo:min-height="2.753cm"/>
    </style:style>
    <style:style style:name="pr4" style:family="presentation" style:parent-style-name="Bullet-notes" style:list-style-name="L10">
      <style:graphic-properties draw:fill-color="#ffffff" draw:auto-grow-height="true" fo:min-height="11.642cm"/>
    </style:style>
    <style:style style:name="pr5" style:family="presentation" style:parent-style-name="Burst_20_Title-title">
      <style:graphic-properties draw:stroke="none" draw:fill="none" draw:fill-color="#df0029" draw:textarea-horizontal-align="left" draw:textarea-vertical-align="bottom" draw:auto-grow-height="true" draw:auto-grow-width="false" fo:min-height="3.905cm" fo:min-width="0cm" fo:padding-top="0cm" fo:padding-bottom="0cm" fo:padding-left="0cm" fo:padding-right="0cm" draw:shadow="hidden" draw:shadow-color="#6b6b6b"/>
    </style:style>
    <style:style style:name="pr6" style:family="presentation" style:parent-style-name="Burst_20_Title-subtitle">
      <style:graphic-properties draw:fill-color="#ffffff"/>
    </style:style>
    <style:style style:name="pr7" style:family="presentation" style:parent-style-name="Burst_20_Title-notes" style:list-style-name="L9">
      <style:graphic-properties draw:fill-color="#ffffff" draw:auto-grow-height="true" fo:min-height="13.365cm"/>
    </style:style>
    <style:style style:name="pr8" style:family="presentation" style:parent-style-name="Bullet-notes" style:list-style-name="L11">
      <style:graphic-properties draw:fill-color="#ffffff" draw:auto-grow-height="true" fo:min-height="11.642cm"/>
    </style:style>
    <style:style style:name="pr9" style:family="presentation" style:parent-style-name="Bullet-title">
      <style:graphic-properties draw:fill-color="#ffffff" draw:auto-grow-height="true" fo:min-height="1.83cm"/>
    </style:style>
    <style:style style:name="pr10" style:family="presentation" style:parent-style-name="Bullet-notes">
      <style:graphic-properties draw:fill-color="#ffffff" fo:min-height="11.642cm"/>
    </style:style>
    <style:style style:name="pr11" style:family="presentation" style:parent-style-name="Bullet-title">
      <style:graphic-properties draw:fill-color="#ffffff" draw:auto-grow-height="true" fo:min-height="2.223cm"/>
    </style:style>
    <style:style style:name="pr12" style:family="presentation" style:parent-style-name="Bullet-notes" style:list-style-name="L10">
      <style:graphic-properties draw:fill-color="#ffffff" draw:auto-grow-height="true" fo:min-height="11.642cm"/>
    </style:style>
    <style:style style:name="pr13" style:family="presentation" style:parent-style-name="Bullet-title">
      <style:graphic-properties draw:fill-color="#ffffff" fo:min-height="2.753cm"/>
    </style:style>
    <style:style style:name="pr14" style:family="presentation" style:parent-style-name="Bullet-title">
      <style:graphic-properties draw:fill-color="#ffffff" fo:min-height="3.231cm"/>
    </style:style>
    <style:style style:name="P1" style:family="paragraph">
      <style:paragraph-properties fo:margin-left="0cm" fo:margin-right="0cm" fo:line-height="105%" text:enable-numbering="false" fo:text-indent="0cm"/>
    </style:style>
    <style:style style:name="P2" style:family="paragraph">
      <style:paragraph-properties fo:margin-left="0cm" fo:margin-right="0cm" fo:line-height="105%" text:enable-numbering="false" fo:text-indent="0cm" style:writing-mode="lr-tb"/>
      <style:text-properties fo:font-family="Arial" style:font-family-generic="swiss" style:font-pitch="variable"/>
    </style:style>
    <style:style style:name="P3" style:family="paragraph">
      <style:paragraph-properties fo:margin-left="0cm" fo:margin-right="0cm" fo:margin-top="0cm" fo:margin-bottom="0.152cm" fo:line-height="110%" text:enable-numbering="false" fo:text-indent="0cm"/>
    </style:style>
    <style:style style:name="P4" style:family="paragraph">
      <style:paragraph-properties fo:margin-left="0cm" fo:margin-right="0cm" fo:margin-top="0cm" fo:margin-bottom="0.152cm" fo:line-height="110%" text:enable-numbering="false" fo:text-indent="0cm"/>
      <style:text-properties fo:font-size="14pt"/>
    </style:style>
    <style:style style:name="P5" style:family="paragraph">
      <style:paragraph-properties fo:margin-left="0.6cm" fo:margin-right="0cm" fo:text-indent="-0.6cm"/>
      <style:text-properties fo:font-size="1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471cm" fo:margin-right="0cm" fo:text-indent="-0.471cm"/>
    </style:style>
    <style:style style:name="P8" style:family="paragraph">
      <style:paragraph-properties fo:margin-left="0cm" fo:margin-right="0cm" fo:line-height="105%" text:enable-numbering="false" fo:text-indent="0cm" style:writing-mode="lr-tb"/>
    </style:style>
    <style:style style:name="P9" style:family="paragraph">
      <style:paragraph-properties fo:margin-left="0cm" fo:margin-right="0cm" fo:text-indent="0cm"/>
      <style:text-properties fo:font-size="14pt"/>
    </style:style>
    <style:style style:name="P10" style:family="paragraph">
      <style:paragraph-properties fo:margin-left="0.471cm" fo:margin-right="0cm" fo:margin-top="0cm" fo:margin-bottom="1.016cm" fo:text-indent="-0.471cm"/>
    </style:style>
    <style:style style:name="P11" style:family="paragraph">
      <style:paragraph-properties fo:margin-left="0.471cm" fo:margin-right="0cm" fo:margin-top="0cm" fo:margin-bottom="1.016cm" fo:text-indent="-0.471cm"/>
      <style:text-properties fo:font-size="28pt" style:font-size-asian="28pt" style:font-size-complex="28pt"/>
    </style:style>
    <style:style style:name="P12" style:family="paragraph">
      <style:paragraph-properties fo:margin-left="0.471cm" fo:margin-right="0cm" fo:margin-top="0.102cm" fo:margin-bottom="0.305cm" fo:text-indent="-0.471cm"/>
    </style:style>
    <style:style style:name="P13" style:family="paragraph">
      <style:paragraph-properties fo:margin-left="1.428cm" fo:margin-right="0cm" fo:text-indent="-0.476cm"/>
    </style:style>
    <style:style style:name="P14" style:family="paragraph">
      <style:paragraph-properties fo:margin-left="0cm" fo:margin-right="0cm" fo:text-indent="0cm"/>
      <style:text-properties fo:font-size="12pt"/>
    </style:style>
    <style:style style:name="P15" style:family="paragraph">
      <style:paragraph-properties fo:margin-left="0cm" fo:margin-right="0cm" fo:line-height="110%" fo:text-align="justify" fo:text-indent="0cm"/>
    </style:style>
    <style:style style:name="P16" style:family="paragraph">
      <style:paragraph-properties fo:margin-left="0.471cm" fo:margin-right="0cm" fo:margin-top="0cm" fo:margin-bottom="0.559cm" fo:text-indent="-0.471cm"/>
    </style:style>
    <style:style style:name="P17" style:family="paragraph">
      <style:paragraph-properties fo:margin-left="0.471cm" fo:margin-right="0cm" fo:line-height="110%" fo:text-align="justify" fo:text-indent="-0.471cm"/>
      <style:text-properties fo:font-family="'Albany AMT'" style:font-family-generic="swiss" style:font-pitch="variable" fo:font-size="24pt" style:font-size-asian="24pt" style:font-size-complex="24pt"/>
    </style:style>
    <style:style style:name="P18" style:family="paragraph">
      <style:paragraph-properties fo:margin-left="2.24cm" fo:margin-right="0cm" fo:text-indent="-0.494cm"/>
    </style:style>
    <style:style style:name="P19" style:family="paragraph">
      <style:paragraph-properties fo:margin-left="3.025cm" fo:margin-right="0cm" fo:text-indent="-0.468cm"/>
    </style:style>
    <style:style style:name="P20" style:family="paragraph">
      <style:paragraph-properties fo:margin-left="0.471cm" fo:margin-right="0cm" text:enable-numbering="false" fo:text-indent="-0.471cm"/>
    </style:style>
    <style:style style:name="P21" style:family="paragraph">
      <style:paragraph-properties fo:margin-left="0.471cm" fo:margin-right="0cm" fo:margin-top="0cm" fo:margin-bottom="0.559cm" fo:text-indent="-0.471cm"/>
      <style:text-properties fo:font-family="'Albany AMT'" style:font-family-generic="swiss" style:font-pitch="variable" fo:font-size="24pt" style:font-size-asian="24pt" style:font-size-complex="24pt"/>
    </style:style>
    <style:style style:name="P22" style:family="paragraph">
      <style:paragraph-properties fo:margin-left="0.471cm" fo:margin-right="0cm" fo:margin-top="0cm" fo:margin-bottom="0.559cm" fo:text-indent="-0.471cm"/>
      <style:text-properties fo:font-size="24pt"/>
    </style:style>
    <style:style style:name="P23" style:family="paragraph">
      <style:paragraph-properties fo:margin-left="1.428cm" fo:margin-right="0cm" fo:text-indent="-0.476cm"/>
      <style:text-properties fo:font-size="24pt"/>
    </style:style>
    <style:style style:name="T1" style:family="text">
      <style:text-properties fo:color="#ffffff" fo:font-family="Arial" style:font-family-generic="swiss" style:font-pitch="variable" fo:font-size="44pt" fo:language="en" fo:country="US" style:font-size-asian="45pt" style:font-size-complex="45pt"/>
    </style:style>
    <style:style style:name="T2" style:family="text">
      <style:text-properties fo:font-size="16pt" fo:font-weight="bold"/>
    </style:style>
    <style:style style:name="T3" style:family="text">
      <style:text-properties fo:font-size="14pt"/>
    </style:style>
    <style:style style:name="T4" style:family="text">
      <style:text-properties style:use-window-font-color="true" fo:font-size="21pt" fo:language="en" fo:country="GB" fo:font-weight="normal" style:font-size-asian="21pt" style:font-size-complex="21pt"/>
    </style:style>
    <style:style style:name="T5" style:family="text">
      <style:text-properties fo:color="#ffffff" fo:font-size="44pt" fo:language="en" fo:country="US" fo:font-weight="normal" style:font-size-asian="45pt" style:font-size-complex="45pt"/>
    </style:style>
    <style:style style:name="T6" style:family="text">
      <style:text-properties fo:color="#ffffff" fo:font-size="21pt" fo:language="en" fo:country="GB" fo:font-weight="normal" style:font-size-asian="21pt" style:font-size-complex="21pt"/>
    </style:style>
    <style:style style:name="T7" style:family="text">
      <style:text-properties fo:font-size="14pt" fo:font-weight="bold" style:font-weight-asian="bold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family="'Albany AMT'" style:font-family-generic="swiss" style:font-pitch="variable" fo:font-size="24pt" style:font-size-asian="24pt" style:font-size-complex="24pt"/>
    </style:style>
    <style:style style:name="T10" style:family="text">
      <style:text-properties fo:font-family="'Albany AMT'" style:font-family-generic="swiss" style:font-pitch="variable" fo:font-size="24pt" fo:language="en" fo:country="US" style:font-size-asian="24pt" style:language-asian="en" style:country-asian="US" style:font-size-complex="24pt"/>
    </style:style>
    <style:style style:name="T11" style:family="text">
      <style:text-properties fo:font-size="22pt" fo:font-style="normal" style:font-style-asian="normal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e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471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2" text:bullet-char="–">
        <style:list-level-properties text:space-before="0.952cm" text:min-label-width="0.476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3" text:bullet-char="&gt;">
        <style:list-level-properties text:space-before="1.746cm" text:min-label-width="0.494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4" text:bullet-char="»">
        <style:list-level-properties text:space-before="2.557cm" text:min-label-width="0.46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5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6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7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8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9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</text:list-style>
    <text:list-style style:name="L5">
      <text:list-level-style-bullet text:level="1" text:bullet-char="•">
        <style:text-properties fo:font-family="Arial" style:font-style-name="Regular" style:font-family-generic="swiss" style:font-pitch="variable" fo:color="#3c3c41" fo:font-size="65%"/>
      </text:list-level-style-bullet>
      <text:list-level-style-bullet text:level="2" text:bullet-char="–">
        <style:list-level-properties text:space-before="0.952cm" text:min-label-width="0.476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3" text:bullet-char="&gt;">
        <style:list-level-properties text:space-before="1.746cm" text:min-label-width="0.494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4" text:bullet-char="»">
        <style:list-level-properties text:space-before="2.557cm" text:min-label-width="0.46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5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6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7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8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9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</text:list-style>
    <text:list-style style:name="L6">
      <text:list-level-style-bullet text:level="1" text:bullet-char="•">
        <style:list-level-properties text:min-label-width="0.471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2" text:bullet-char="–">
        <style:list-level-properties text:min-label-width="0.471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3" text:bullet-char="&gt;">
        <style:list-level-properties text:space-before="1.746cm" text:min-label-width="0.494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4" text:bullet-char="»">
        <style:list-level-properties text:space-before="2.557cm" text:min-label-width="0.46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5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6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7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8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9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471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2" text:bullet-char="–">
        <style:list-level-properties text:space-before="0.952cm" text:min-label-width="0.476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3" text:bullet-char="&gt;">
        <style:list-level-properties text:space-before="0.952cm" text:min-label-width="0.476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4" text:bullet-char="»">
        <style:list-level-properties text:space-before="2.557cm" text:min-label-width="0.46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5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6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7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8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9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471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2" text:bullet-char="–">
        <style:list-level-properties text:space-before="0.952cm" text:min-label-width="0.476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3" text:bullet-char="&gt;">
        <style:list-level-properties text:space-before="1.746cm" text:min-label-width="0.494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4" text:bullet-char="»">
        <style:list-level-properties text:space-before="1.746cm" text:min-label-width="0.494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5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6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7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8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9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Burst_20_Title" presentation:presentation-page-layout-name="AL1T0">
        <office:forms form:automatic-focus="false" form:apply-design-mode="false"/>
        <draw:frame presentation:style-name="pr1" draw:text-style-name="P2" draw:layer="layout" svg:width="22.225cm" svg:height="4.243cm" svg:x="2.743cm" svg:y="2.512cm" presentation:class="title" presentation:user-transformed="true">
          <draw:text-box>
            <text:p text:style-name="P1"><text:span text:style-name="T1">Quarterly Global All-Hands (Q4) for Ralf's Organization</text:span></text:p>
          </draw:text-box>
        </draw:frame>
        <draw:frame presentation:style-name="Burst_20_Title-subtitle" draw:text-style-name="P4" draw:layer="layout" svg:width="15.365cm" svg:height="3.843cm" svg:x="2.774cm" svg:y="10.18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October 14th, 2008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ullet" presentation:presentation-page-layout-name="AL2T1">
        <office:forms form:automatic-focus="false" form:apply-design-mode="false"/>
        <draw:frame presentation:style-name="pr3" draw:text-style-name="P6" draw:layer="layout" svg:width="20.682cm" svg:height="2.753cm" svg:x="2.732cm" svg:y="0.71cm" presentation:class="title">
          <draw:text-box>
            <text:p text:style-name="P6">Agenda</text:p>
          </draw:text-box>
        </draw:frame>
        <draw:frame presentation:style-name="Bullet-outline1" draw:layer="layout" svg:width="20.994cm" svg:height="12.374cm" svg:x="2.769cm" svg:y="4.316cm" presentation:class="outline">
          <draw:text-box>
            <text:list text:style-name="L4">
              <text:list-item>
                <text:p text:style-name="P7">General Business Update: Achievements and Outlook</text:p>
              </text:list-item>
            </text:list>
            <text:list text:style-name="L4">
              <text:list-item>
                <text:p text:style-name="P7">Linux Know-How</text:p>
              </text:list-item>
            </text:list>
            <text:list text:style-name="L4">
              <text:list-item>
                <text:p text:style-name="P7">Time Sheet Compliance FY08</text:p>
              </text:list-item>
            </text:list>
            <text:list text:style-name="L4">
              <text:list-item>
                <text:p text:style-name="P7">openSUSE Update</text:p>
              </text:list-item>
            </text:list>
            <text:list text:style-name="L4">
              <text:list-item>
                <text:p text:style-name="P7">Hackweek III (Recap &amp; Awards)</text:p>
              </text:list-item>
            </text:list>
            <text:list text:style-name="L4">
              <text:list-item>
                <text:p text:style-name="P7">SLES 11 Update</text:p>
              </text:list-item>
            </text:list>
            <text:list text:style-name="L4">
              <text:list-item>
                <text:p text:style-name="P7">SLED 11 Update</text:p>
              </text:list-item>
            </text:list>
            <text:list text:style-name="L4">
              <text:list-item>
                <text:p text:style-name="P7">Nomad - <text:span text:style-name="T4">remote desktop support for SLE 11</text:span></text:p>
              </text:list-item>
            </text:list>
            <text:list text:style-name="L4">
              <text:list-item>
                <text:p text:style-name="P7">Q &amp; A</text:p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2" presentation:class="page"/>
          <draw:frame presentation:style-name="pr4" draw:text-style-name="P5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urst_20_Title" presentation:presentation-page-layout-name="AL1T0">
        <office:forms form:automatic-focus="false" form:apply-design-mode="false"/>
        <draw:frame presentation:style-name="pr5" draw:text-style-name="P8" draw:layer="layout" svg:width="22.225cm" svg:height="3.905cm" svg:x="2.743cm" svg:y="2.564cm" presentation:class="title" presentation:user-transformed="true">
          <draw:text-box>
            <text:p text:style-name="P1"><text:span text:style-name="T5">nomad</text:span><text:span text:style-name="T6"><text:line-break/></text:span><text:span text:style-name="T6">remote desktop support for SLE11</text:span></text:p>
          </draw:text-box>
        </draw:frame>
        <draw:frame presentation:style-name="pr6" draw:text-style-name="P9" draw:layer="layout" svg:width="10.561cm" svg:height="3.844cm" svg:x="2.744cm" svg:y="10.534cm" presentation:class="subtitle" presentation:user-transformed="true">
          <draw:text-box>
            <text:p text:style-name="P6"><text:span text:style-name="T7">David Reveman</text:span></text:p>
            <text:p text:style-name="P6"><text:span text:style-name="T3">Desktop Department</text:span></text:p>
            <text:p text:style-name="P6"><text:span text:style-name="T3">DReveman@novell.com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7" draw:text-style-name="P5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ullet" presentation:presentation-page-layout-name="AL2T1">
        <office:forms form:automatic-focus="false" form:apply-design-mode="false"/>
        <draw:frame presentation:style-name="pr3" draw:text-style-name="P6" draw:layer="layout" svg:width="20.682cm" svg:height="2.753cm" svg:x="2.732cm" svg:y="0.71cm" presentation:class="title">
          <draw:text-box>
            <text:p text:style-name="P6">Outline</text:p>
          </draw:text-box>
        </draw:frame>
        <draw:frame presentation:style-name="Bullet-outline1" draw:text-style-name="P11" draw:layer="layout" svg:width="20.994cm" svg:height="12.374cm" svg:x="2.769cm" svg:y="4.316cm" presentation:class="outline">
          <draw:text-box>
            <text:list text:style-name="L4">
              <text:list-item>
                <text:p text:style-name="P10"><text:span text:style-name="T8">What is nomad</text:span></text:p>
              </text:list-item>
            </text:list>
            <text:list text:style-name="L4">
              <text:list-item>
                <text:p text:style-name="P10"><text:span text:style-name="T8">Benefits</text:span></text:p>
              </text:list-item>
            </text:list>
            <text:list text:style-name="L4">
              <text:list-item>
                <text:p text:style-name="P10"><text:span text:style-name="T8">X Window System</text:span></text:p>
              </text:list-item>
            </text:list>
            <text:list text:style-name="L4">
              <text:list-item>
                <text:p text:style-name="P10"><text:span text:style-name="T8">Authentication and encryption</text:span></text:p>
              </text:list-item>
            </text:list>
            <text:list text:style-name="L4">
              <text:list-item>
                <text:p text:style-name="P10"><text:span text:style-name="T8">Session management</text:span></text:p>
              </text:list-item>
            </text:list>
            <text:list text:style-name="L4">
              <text:list-item>
                <text:p text:style-name="P10"><text:span text:style-name="T8">Summary</text:span></text:p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4" presentation:class="page"/>
          <draw:frame presentation:style-name="pr8" draw:text-style-name="P5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ullet" presentation:presentation-page-layout-name="AL2T1">
        <office:forms form:automatic-focus="false" form:apply-design-mode="false"/>
        <draw:frame presentation:style-name="pr9" draw:text-style-name="P6" draw:layer="layout" svg:width="20.682cm" svg:height="1.83cm" svg:x="2.732cm" svg:y="0.71cm" presentation:class="title" presentation:user-transformed="true">
          <draw:text-box>
            <text:p text:style-name="P6">What is nomad...</text:p>
          </draw:text-box>
        </draw:frame>
        <draw:frame presentation:style-name="Bullet-outline1" draw:layer="layout" svg:width="21.996cm" svg:height="15.24cm" svg:x="2.769cm" svg:y="3.175cm" presentation:class="outline" presentation:user-transformed="true">
          <draw:text-box>
            <text:list text:style-name="L4">
              <text:list-item>
                <text:p text:style-name="P12">A set of components that make SLED the superior remote desktop</text:p>
              </text:list-item>
            </text:list>
            <text:list text:style-name="L4">
              <text:list-item>
                <text:list>
                  <text:list-item>
                    <text:p text:style-name="P13">Proxy X serv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Session manag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Connection handl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Client progra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Compositing manager extensions</text:p>
                  </text:list-item>
                </text:list>
              </text:list-item>
            </text:list>
            <text:list text:style-name="L4">
              <text:list-item>
                <text:p text:style-name="P12">For all desktop environments that use the X window system</text:p>
              </text:list-item>
            </text:list>
            <text:list text:style-name="L4">
              <text:list-item>
                <text:p text:style-name="P7"><text:span text:style-name="T9">Concentrate on providing the best user experience possible when accessing a remote desktop</text:span></text:p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5" presentation:class="page"/>
          <draw:frame presentation:style-name="pr10" draw:text-style-name="P14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ullet" presentation:presentation-page-layout-name="AL2T1">
        <office:forms form:automatic-focus="false" form:apply-design-mode="false"/>
        <draw:frame presentation:style-name="pr11" draw:text-style-name="P6" draw:layer="layout" svg:width="20.682cm" svg:height="2.223cm" svg:x="2.732cm" svg:y="0.41cm" presentation:class="title" presentation:user-transformed="true">
          <draw:text-box>
            <text:p text:style-name="P6">Benefits</text:p>
          </draw:text-box>
        </draw:frame>
        <draw:frame presentation:style-name="Bullet-outline1" draw:text-style-name="P17" draw:layer="layout" svg:width="19.734cm" svg:height="14.217cm" svg:x="3.291cm" svg:y="2.928cm" presentation:class="outline" presentation:user-transformed="true">
          <draw:text-box>
            <text:list text:style-name="L5">
              <text:list-item>
                <text:p text:style-name="P15"><text:span text:style-name="T9"><text:s/></text:span><text:span text:style-name="T9">Virtualization</text:span></text:p>
              </text:list-item>
            </text:list>
            <text:list text:style-name="L4">
              <text:list-item>
                <text:p text:style-name="P16"><text:span text:style-name="T9">Agile desktop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move desktop between physical locations. e.g. home &lt;-&gt; work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migrated from failing hardware to new hardware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9">Collaboration</text:span></text:p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6" presentation:class="page"/>
          <draw:frame presentation:style-name="pr12" draw:text-style-name="P5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ullet" presentation:presentation-page-layout-name="AL2T1">
        <office:forms form:automatic-focus="false" form:apply-design-mode="false"/>
        <draw:frame presentation:style-name="pr13" draw:text-style-name="P6" draw:layer="layout" svg:width="20.682cm" svg:height="2.753cm" svg:x="2.732cm" svg:y="0.71cm" presentation:class="title">
          <draw:text-box>
            <text:p text:style-name="P6">X Window System</text:p>
          </draw:text-box>
        </draw:frame>
        <draw:frame presentation:style-name="Bullet-outline1" draw:text-style-name="P21" draw:layer="layout" svg:width="20.994cm" svg:height="14.264cm" svg:x="2.769cm" svg:y="3.516cm" presentation:class="outline" presentation:user-transformed="true">
          <draw:text-box>
            <text:list text:style-name="L4">
              <text:list-item>
                <text:p text:style-name="P16"><text:span text:style-name="T9">Network transparent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Clients and most standards are designed to properly support remote clien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Huge head start for making our desktop and applications integrate well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9">DMX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Distributed Multi-head X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9">X server DDX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9">X clien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9">Leverage modern X server extension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"><text:span text:style-name="T9">Composite, Xrandr 1.2, MPX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0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7" presentation:class="page"/>
          <draw:frame presentation:style-name="pr10" draw:text-style-name="P14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ullet" presentation:presentation-page-layout-name="AL2T1">
        <office:forms form:automatic-focus="false" form:apply-design-mode="false"/>
        <draw:frame presentation:style-name="pr13" draw:text-style-name="P6" draw:layer="layout" svg:width="20.682cm" svg:height="2.753cm" svg:x="2.732cm" svg:y="0.71cm" presentation:class="title">
          <draw:text-box>
            <text:p text:style-name="P6">X Window System</text:p>
          </draw:text-box>
        </draw:frame>
        <draw:frame presentation:style-name="Bullet-outline1" draw:text-style-name="P21" draw:layer="layout" svg:width="20.994cm" svg:height="13.629cm" svg:x="2.769cm" svg:y="3.516cm" presentation:class="outline" presentation:user-transformed="true">
          <draw:text-box>
            <text:list text:style-name="L4">
              <text:list-item>
                <text:p text:style-name="P16"><text:span text:style-name="T9">DMX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Request redirec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Window property forward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Seamless sharing of X selec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Drag-n-drop suppor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All without creating and requiring any new extensions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10">Compiz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0">Local compositing of remote deskto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8" presentation:class="page"/>
          <draw:frame presentation:style-name="pr10" draw:text-style-name="P14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ullet" presentation:presentation-page-layout-name="AL3T19">
        <office:forms form:automatic-focus="false" form:apply-design-mode="false"/>
        <draw:frame presentation:style-name="pr3" draw:text-style-name="P6" draw:layer="layout" svg:width="20.682cm" svg:height="2.753cm" svg:x="2.732cm" svg:y="0.71cm" presentation:class="title">
          <draw:text-box>
            <text:p text:style-name="P6"><text:span text:style-name="T11">RDP</text:span><text:line-break/><text:span text:style-name="T8">Authentication and Encryption</text:span></text:p>
          </draw:text-box>
        </draw:frame>
        <draw:frame draw:style-name="gr2" draw:text-style-name="P22" draw:layer="layout" svg:width="21.475cm" svg:height="13.335cm" svg:x="2.066cm" svg:y="3.81cm">
          <draw:text-box>
            <text:list text:style-name="L6">
              <text:list-item>
                <text:list>
                  <text:list-item>
                    <text:p text:style-name="P7"><text:span text:style-name="T9">X authentication far from sufficien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9">SSH is not always appropriat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9">RDP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<text:span text:style-name="T9">Appropriate for desktop usag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<text:span text:style-name="T9">Compatible with Windows client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<text:span text:style-name="T9">xrdp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9">Unix RDP connection handl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9">SLED branding suppor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9">X11 chann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9" presentation:class="page"/>
          <draw:frame presentation:style-name="pr10" draw:text-style-name="P14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ullet" presentation:presentation-page-layout-name="AL2T1">
        <office:forms form:automatic-focus="false" form:apply-design-mode="false"/>
        <draw:frame presentation:style-name="pr14" draw:text-style-name="P6" draw:layer="layout" svg:width="20.682cm" svg:height="3.231cm" svg:x="2.732cm" svg:y="0.579cm" presentation:class="title" presentation:user-transformed="true">
          <draw:text-box>
            <text:p text:style-name="P6"><text:span text:style-name="T11">RDP</text:span><text:line-break/>Session Management</text:p>
          </draw:text-box>
        </draw:frame>
        <draw:frame draw:style-name="gr3" draw:text-style-name="P23" draw:layer="layout" svg:width="22.225cm" svg:height="13.97cm" svg:x="1.27cm" svg:y="3.81cm">
          <draw:text-box>
            <text:list text:style-name="L7">
              <text:list-item>
                <text:list>
                  <text:list-item>
                    <text:list>
                      <text:list-item>
                        <text:p text:style-name="P13"><text:span text:style-name="T9">Independent of regular display manager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<text:span text:style-name="T9">xrdp-sesman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9">DMX suppor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9">Proper SLED integr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10" presentation:class="page"/>
          <draw:frame presentation:style-name="pr10" draw:text-style-name="P14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ullet" presentation:presentation-page-layout-name="AL2T1">
        <office:forms form:automatic-focus="false" form:apply-design-mode="false"/>
        <draw:frame presentation:style-name="pr3" draw:text-style-name="P6" draw:layer="layout" svg:width="20.682cm" svg:height="2.753cm" svg:x="2.732cm" svg:y="0.71cm" presentation:class="title">
          <draw:text-box>
            <text:p text:style-name="P6">Summary</text:p>
          </draw:text-box>
        </draw:frame>
        <draw:frame draw:style-name="gr4" draw:text-style-name="P23" draw:layer="layout" svg:width="23.069cm" svg:height="9.441cm" svg:x="1.061cm" svg:y="3.434cm">
          <draw:text-box>
            <text:list text:style-name="L7">
              <text:list-item>
                <text:list>
                  <text:list-item>
                    <text:list>
                      <text:list-item>
                        <text:p text:style-name="P13"><text:span text:style-name="T9">New DMX as proxy X server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<text:span text:style-name="T9">RDP for authentication, encryption and session management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<text:span text:style-name="T9">Existing RDP clients can be used to access SLED desktop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<text:span text:style-name="T9">Tunnel X11 protocol over RDP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<text:span text:style-name="T9">rdesktop modified to support X11 tunneling and provide efficient and seamless integration of remote desktop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<text:span text:style-name="T9">Compiz extensions provide local compositing of remote deskto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11" presentation:class="page"/>
          <draw:frame presentation:style-name="pr10" draw:text-style-name="P14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076cm" svg:stroke-color="#5a5a64" draw:marker-start-width="0.305cm" draw:marker-start-center="false" draw:marker-end-width="0.305cm" draw:marker-end-center="false" draw:fill="solid" draw:fill-color="#cccccd" draw:fill-gradient-name="Gradient_20_7" draw:fill-hatch-name="Hatch_20_1" draw:opacity="100%" draw:fill-image-width="0cm" draw:fill-image-height="0cm" draw:shadow="hidden" draw:shadow-offset-x="0.305cm" draw:shadow-offset-y="0.305cm" draw:shadow-color="#808080" draw:shadow-opacity="100%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position="0% 100%" fo:font-family="Arial" style:font-style-name="Regular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20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color="#ffffff" fo:font-size="44pt" fo:font-weight="bold"/>
    </style:style>
    <style:style style:name="title1" style:family="graphic" style:parent-style-name="standard">
      <style:graphic-properties draw:stroke="none" draw:fill="solid" draw:fill-color="#008080" draw:textarea-horizontal-align="left" draw:textarea-vertical-align="middle" draw:shadow="visible" draw:shadow-offset-x="0.2cm" draw:shadow-offset-y="0.2cm" draw:shadow-color="#808080"/>
      <style:paragraph-properties fo:line-height="95%" fo:text-align="start"/>
      <style:text-properties fo:color="#e00000" fo:font-size="32pt" fo:font-weight="bold"/>
    </style:style>
    <style:style style:name="title2" style:family="graphic" style:parent-style-name="standard">
      <style:graphic-properties svg:stroke-width="0.05cm" draw:fill-color="#ffcc99" draw:textarea-horizontal-align="right" draw:textarea-vertical-align="middle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cm" fo:margin-bottom="0cm" fo:text-align="center" fo:text-indent="0cm"/>
      <style:text-properties fo:color="#ffffff" fo:font-size="32pt" fo:font-weight="normal"/>
    </style:style>
    <style:style style:name="headline" style:family="graphic" style:parent-style-name="standard">
      <style:graphic-properties draw:stroke="none" draw:fill="none"/>
      <style:paragraph-properties fo:margin-top="0cm" fo:margin-bottom="0cm"/>
      <style:text-properties fo:font-size="32pt" fo:font-weight="bold"/>
    </style:style>
    <style:style style:name="headline1" style:family="graphic" style:parent-style-name="standard">
      <style:graphic-properties draw:stroke="none" draw:fill="none"/>
      <style:paragraph-properties fo:margin-top="0cm" fo:margin-bottom="0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cm" fo:margin-bottom="0cm"/>
      <style:text-properties fo:font-size="14pt" fo:font-style="normal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-Default" style:family="graphic">
      <style:paragraph-properties style:text-autospace="none"/>
      <style:text-properties style:use-window-font-color="true" fo:font-family="Verdana" style:font-family-generic="swiss" style:font-pitch="variable" fo:font-size="10pt" fo:language="en" fo:country="US" style:font-family-asian="Times, 'Times New Roman'" style:font-pitch-asian="variable" style:language-asian="en" style:country-asian="US" style:font-family-complex="'Times New Roman'" style:font-family-generic-complex="roman" style:font-pitch-complex="variable" style:font-size-complex="10pt"/>
    </style:style>
    <style:style style:name="_2022_Body_20_Text" style:display-name="•Body Text" style:family="graphic">
      <style:paragraph-properties fo:margin-top="0cm" fo:margin-bottom="0.374cm" fo:line-height="0.564cm" style:text-autospace="none"/>
      <style:text-properties fo:font-family="Arial" style:font-family-generic="swiss" style:font-pitch="variable" fo:font-size="9pt" fo:language="en" fo:country="US" style:language-asian="en" style:country-asian="US" style:font-family-complex="Arial" style:font-family-generic-complex="swiss" style:font-pitch-complex="variable" style:font-size-complex="9pt"/>
    </style:style>
    <style:style style:name="Burst_20_Title-title" style:display-name="Burst Title-title" style:family="presentation">
      <style:graphic-properties draw:stroke="none" draw:fill="none" draw:textarea-horizontal-align="left" draw:textarea-vertical-align="bottom">
        <text:list-style style:name="Burst_5f_20_5f_Title-title" style:display-name="Burst_20_Titl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152cm" fo:line-height="105%" fo:text-align="start" text:enable-numbering="false"/>
      <style:text-properties fo:color="#ffffff" style:text-outline="false" style:text-line-through-style="none" fo:font-family="Arial" style:font-family-generic="swiss" style:font-pitch="variable" fo:font-size="44pt" fo:font-style="normal" fo:text-shadow="none" style:text-underline-style="none" fo:font-weight="bold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Burst_20_Title-subtitle" style:display-name="Burst Title-subtitle" style:family="presentation">
      <style:graphic-properties draw:stroke="none" draw:fill="none" draw:textarea-horizontal-align="left" draw:textarea-vertical-align="top" draw:auto-grow-height="false" fo:min-height="3.844cm">
        <text:list-style style:name="Burst_5f_20_5f_Title-subtitle" style:display-name="Burst_20_Titl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0%" fo:text-align="start" text:enable-numbering="false" fo:text-indent="0cm" style:text-autospace="ideograph-alpha" style:punctuation-wrap="simple" style:line-break="strict">
        <style:tab-stops/>
      </style:paragraph-properties>
      <style:text-properties fo:color="#3c3c41" style:text-outline="false" style:text-line-through-style="none" style:text-position="0% 100%" fo:font-family="Arial" style:font-style-name="Regular" style:font-family-generic="swiss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Tahoma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 fo:hyphenate="false"/>
    </style:style>
    <style:style style:name="Burst_20_Title-background" style:display-name="Burst Title-background" style:family="presentation">
      <style:graphic-properties draw:stroke="none" draw:fill="none"/>
    </style:style>
    <style:style style:name="Burst_20_Title-backgroundobjects" style:display-name="Burst Title-backgroundobjects" style:family="presentation">
      <style:graphic-properties draw:shadow="hidden" draw:shadow-offset-x="0.3cm" draw:shadow-offset-y="0.3cm" draw:shadow-color="#808080"/>
    </style:style>
    <style:style style:name="Burst_20_Title-notes" style:display-name="Burst Title-notes" style:family="presentation">
      <style:graphic-properties draw:stroke="none" draw:fill="none">
        <text:list-style style:name="Burst_5f_20_5f_Title-notes" style:display-name="Burst_20_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style-name="Regular" style:font-family-generic="swiss" style:font-pitch="variable" fo:font-size="12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Burst_20_Title-outline1" style:display-name="Burst Title-outline1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2.573cm" fo:min-width="0cm" fo:padding-top="0cm" fo:padding-bottom="0cm" fo:padding-left="0cm" fo:padding-right="0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Burst_5f_20_5f_Title-outline1" style:display-name="Burst_20_Title-outline1">
          <text:list-level-style-bullet text:level="1" text:bullet-char=" "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2" text:bullet-char=" ">
            <style:text-properties fo:font-family="Arial" style:font-style-name="Regular" style:font-family-generic="swiss" style:font-pitch="variable" fo:color="#3c3c41" fo:font-size="75%"/>
          </text:list-level-style-bullet>
          <text:list-level-style-bullet text:level="3" text:bullet-char=" "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4" text:bullet-char=" ">
            <style:text-properties fo:font-family="Arial" style:font-style-name="Regular" style:font-family-generic="swiss" style:font-pitch="variable" fo:color="#3c3c41" fo:font-size="75%"/>
          </text:list-level-style-bullet>
          <text:list-level-style-bullet text:level="5" text:bullet-char=" "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6" text:bullet-char=" "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7" text:bullet-char=" "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8" text:bullet-char=" "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9" text:bullet-char=" ">
            <style:text-properties fo:font-family="Arial" style:font-style-name="Regular" style:font-family-generic="swiss" style:font-pitch="variable" fo:color="#3c3c41" fo:font-size="45%"/>
          </text:list-level-style-bullet>
        </text:list-style>
      </style:graphic-properties>
      <style:paragraph-properties fo:margin-left="1.2cm" fo:margin-right="0cm" fo:margin-top="0cm" fo:margin-bottom="0cm" fo:line-height="110%" fo:text-align="start" text:enable-numbering="false" fo:text-indent="-0.9cm" style:text-autospace="ideograph-alpha" style:punctuation-wrap="simple" style:line-break="strict">
        <style:tab-stops/>
      </style:paragraph-properties>
      <style:text-properties fo:color="#3c3c41" style:text-outline="false" style:text-line-through-style="none" style:text-position="0% 100%" fo:font-family="Arial" style:font-family-generic="swiss" style:font-pitch="variable" fo:font-size="16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Tahoma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 fo:hyphenate="false"/>
    </style:style>
    <style:style style:name="Burst_20_Title-outline2" style:display-name="Burst Title-outline2" style:family="presentation" style:parent-style-name="Burst_20_Title-outline1">
      <style:paragraph-properties fo:margin-left="2.4cm" fo:margin-right="0cm" fo:margin-top="0cm" fo:margin-bottom="0cm" fo:line-height="110%" fo:text-align="start" text:enable-numbering="false" fo:text-indent="-0.8cm"/>
      <style:text-properties fo:color="#3c3c41" fo:font-family="Arial" style:font-family-generic="swiss" style:font-pitch="variable" fo:font-size="14pt" fo:font-weight="normal" style:font-size-asian="28pt" style:font-size-complex="28pt"/>
    </style:style>
    <style:style style:name="Burst_20_Title-outline3" style:display-name="Burst Title-outline3" style:family="presentation" style:parent-style-name="Burst_20_Title-outline2">
      <style:paragraph-properties fo:margin-left="3.6cm" fo:margin-right="0cm" fo:margin-top="0cm" fo:margin-bottom="0.3cm" fo:line-height="105%" fo:text-align="start" text:enable-numbering="true" fo:text-indent="-0.6cm"/>
      <style:text-properties fo:font-family="Arial" style:font-family-generic="swiss" style:font-pitch="variable" fo:font-size="16pt" style:font-size-asian="24pt" style:font-size-complex="24pt"/>
    </style:style>
    <style:style style:name="Burst_20_Title-outline4" style:display-name="Burst Title-outline4" style:family="presentation" style:parent-style-name="Burst_20_Title-outline3">
      <style:paragraph-properties fo:margin-left="4.8cm" fo:margin-right="0cm" fo:margin-top="0cm" fo:margin-bottom="0.2cm" fo:line-height="105%" fo:text-align="start" text:enable-numbering="true" fo:text-indent="-0.6cm"/>
      <style:text-properties fo:font-family="Arial" style:font-family-generic="swiss" style:font-pitch="variable" fo:font-size="16pt" style:font-size-asian="20pt" style:font-size-complex="20pt"/>
    </style:style>
    <style:style style:name="Burst_20_Title-outline5" style:display-name="Burst Title-outline5" style:family="presentation" style:parent-style-name="Burst_20_Title-outline4">
      <style:paragraph-properties fo:margin-left="6cm" fo:margin-right="0cm" fo:margin-top="0cm" fo:margin-bottom="0.1cm" fo:line-height="105%" fo:text-align="start" text:enable-numbering="true" fo:text-indent="-0.6cm"/>
      <style:text-properties fo:font-family="Arial" style:font-family-generic="swiss" style:font-pitch="variable" fo:font-size="16pt" style:font-size-asian="20pt" style:font-size-complex="20pt"/>
    </style:style>
    <style:style style:name="Burst_20_Title-outline6" style:display-name="Burst Title-outline6" style:family="presentation" style:parent-style-name="Burst_20_Title-outline5">
      <style:paragraph-properties fo:margin-left="7.2cm" fo:margin-right="0cm" fo:margin-top="0cm" fo:margin-bottom="0.1cm" fo:line-height="105%" fo:text-align="start" text:enable-numbering="true" fo:text-indent="-0.6cm"/>
      <style:text-properties fo:font-family="Arial" style:font-family-generic="swiss" style:font-pitch="variable" fo:font-size="16pt" style:font-size-asian="20pt" style:font-size-complex="20pt"/>
    </style:style>
    <style:style style:name="Burst_20_Title-outline7" style:display-name="Burst Title-outline7" style:family="presentation" style:parent-style-name="Burst_20_Title-outline6">
      <style:paragraph-properties fo:margin-left="8.4cm" fo:margin-right="0cm" fo:margin-top="0cm" fo:margin-bottom="0.1cm" fo:line-height="105%" fo:text-align="start" text:enable-numbering="true" fo:text-indent="-0.6cm"/>
      <style:text-properties fo:font-family="Arial" style:font-family-generic="swiss" style:font-pitch="variable" fo:font-size="16pt" style:font-size-asian="20pt" style:font-size-complex="20pt"/>
    </style:style>
    <style:style style:name="Burst_20_Title-outline8" style:display-name="Burst Title-outline8" style:family="presentation" style:parent-style-name="Burst_20_Title-outline7">
      <style:paragraph-properties fo:margin-left="9.6cm" fo:margin-right="0cm" fo:margin-top="0cm" fo:margin-bottom="0.1cm" fo:line-height="105%" fo:text-align="start" text:enable-numbering="true" fo:text-indent="-0.6cm"/>
      <style:text-properties fo:font-family="Arial" style:font-family-generic="swiss" style:font-pitch="variable" fo:font-size="16pt" style:font-size-asian="20pt" style:font-size-complex="20pt"/>
    </style:style>
    <style:style style:name="Burst_20_Title-outline9" style:display-name="Burst Title-outline9" style:family="presentation" style:parent-style-name="Burst_20_Title-outline8">
      <style:paragraph-properties fo:margin-left="10.8cm" fo:margin-right="0cm" fo:margin-top="0cm" fo:margin-bottom="0.1cm" fo:line-height="105%" fo:text-align="start" text:enable-numbering="true" fo:text-indent="-0.6cm"/>
      <style:text-properties fo:font-family="Arial" style:font-family-generic="swiss" style:font-pitch="variable" fo:font-size="16pt" style:font-size-asian="20pt" style:font-size-complex="20pt"/>
    </style:style>
    <style:style style:name="Burst_20_Break-title" style:display-name="Burst Break-title" style:family="presentation">
      <style:graphic-properties draw:stroke="none" draw:fill="none" draw:textarea-horizontal-align="right" draw:textarea-vertical-align="middle">
        <text:list-style style:name="Burst_5f_20_5f_Break-title" style:display-name="Burst_20_Break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10%" fo:text-align="end" text:enable-numbering="false"/>
      <style:text-properties fo:color="#ffffff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Burst_20_Break-subtitle" style:display-name="Burst Break-subtitle" style:family="presentation">
      <style:graphic-properties draw:stroke="none" draw:fill="none" draw:textarea-vertical-align="middle">
        <text:list-style style:name="Burst_5f_20_5f_Break-subtitle" style:display-name="Burst_20_Break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Burst_20_Break-background" style:display-name="Burst Break-background" style:family="presentation">
      <style:graphic-properties draw:stroke="none" draw:fill="none"/>
    </style:style>
    <style:style style:name="Burst_20_Break-backgroundobjects" style:display-name="Burst Break-backgroundobjects" style:family="presentation">
      <style:graphic-properties draw:shadow="hidden" draw:shadow-offset-x="0.3cm" draw:shadow-offset-y="0.3cm" draw:shadow-color="#808080"/>
    </style:style>
    <style:style style:name="Burst_20_Break-notes" style:display-name="Burst Break-notes" style:family="presentation">
      <style:graphic-properties draw:stroke="none" draw:fill="none">
        <text:list-style style:name="Burst_5f_20_5f_Break-notes" style:display-name="Burst_20_Brea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style-name="Regular" style:font-family-generic="swiss" style:font-pitch="variable" fo:font-size="12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Burst_20_Break-outline1" style:display-name="Burst Break-outline1" style:family="presentation">
      <style:graphic-properties draw:stroke="none" draw:fill="none">
        <text:list-style style:name="Burst_5f_20_5f_Break-outline1" style:display-name="Burst_20_Brea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Burst_20_Break-outline2" style:display-name="Burst Break-outline2" style:family="presentation" style:parent-style-name="Burst_20_Brea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urst_20_Break-outline3" style:display-name="Burst Break-outline3" style:family="presentation" style:parent-style-name="Burst_20_Brea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urst_20_Break-outline4" style:display-name="Burst Break-outline4" style:family="presentation" style:parent-style-name="Burst_20_Brea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urst_20_Break-outline5" style:display-name="Burst Break-outline5" style:family="presentation" style:parent-style-name="Burst_20_Brea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urst_20_Break-outline6" style:display-name="Burst Break-outline6" style:family="presentation" style:parent-style-name="Burst_20_Brea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urst_20_Break-outline7" style:display-name="Burst Break-outline7" style:family="presentation" style:parent-style-name="Burst_20_Brea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urst_20_Break-outline8" style:display-name="Burst Break-outline8" style:family="presentation" style:parent-style-name="Burst_20_Brea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urst_20_Break-outline9" style:display-name="Burst Break-outline9" style:family="presentation" style:parent-style-name="Burst_20_Brea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isclaimer-title" style:family="presentation">
      <style:graphic-properties draw:stroke="none" draw:fill="none" draw:textarea-vertical-align="middle">
        <text:list-style style:name="Disclaimer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6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Disclaimer-subtitle" style:family="presentation">
      <style:graphic-properties draw:stroke="none" draw:fill="none" draw:textarea-vertical-align="middle">
        <text:list-style style:name="Disclaimer-subtitle">
          <text:list-level-style-bullet text:level="1" text:bullet-char="•">
            <style:text-properties fo:font-family="Arial" style:font-family-generic="swiss" style:font-pitch="variable" fo:color="#5a5864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05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a5864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isclaimer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Disclaimer-backgroundobjects" style:family="presentation">
      <style:graphic-properties draw:shadow="hidden" draw:shadow-offset-x="0.3cm" draw:shadow-offset-y="0.3cm" draw:shadow-color="#808080"/>
    </style:style>
    <style:style style:name="Disclaimer-notes" style:family="presentation">
      <style:graphic-properties draw:stroke="none" draw:fill="none">
        <text:list-style style:name="Disclaimer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style-name="Regular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isclaimer-outline1" style:family="presentation">
      <style:graphic-properties draw:stroke="none" draw:fill="none">
        <text:list-style style:name="Disclaimer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.952cm" fo:margin-right="0cm" fo:margin-top="0.105cm" fo:margin-bottom="0cm" fo:line-height="107%" fo:text-align="start" text:enable-numbering="true" fo:text-indent="0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isclaimer-outline2" style:family="presentation" style:parent-style-name="Disclaimer-outline1">
      <style:paragraph-properties fo:margin-left="2.063cm" fo:margin-right="0cm" fo:margin-top="0.246cm" fo:margin-bottom="0cm" fo:line-height="107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8pt" style:font-size-complex="28pt" style:font-relief="none"/>
    </style:style>
    <style:style style:name="Disclaimer-outline3" style:family="presentation" style:parent-style-name="Disclaimer-outline2">
      <style:paragraph-properties fo:margin-left="3.175cm" fo:margin-right="0cm" fo:margin-top="0.211cm" fo:margin-bottom="0cm" fo:line-height="107%" fo:text-align="start" text:enable-numbering="true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4pt" style:font-size-complex="24pt" style:font-relief="none"/>
    </style:style>
    <style:style style:name="Disclaimer-outline4" style:family="presentation" style:parent-style-name="Disclaimer-outline3">
      <style:paragraph-properties fo:margin-left="4.44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Disclaimer-outline5" style:family="presentation" style:parent-style-name="Disclaimer-outline4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Disclaimer-outline6" style:family="presentation" style:parent-style-name="Disclaimer-outline5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Disclaimer-outline7" style:family="presentation" style:parent-style-name="Disclaimer-outline6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Disclaimer-outline8" style:family="presentation" style:parent-style-name="Disclaimer-outline7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Disclaimer-outline9" style:family="presentation" style:parent-style-name="Disclaimer-outline8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Bullet-title" style:family="presentation">
      <style:graphic-properties draw:stroke="none" draw:fill="none" draw:textarea-horizontal-align="left" draw:textarea-vertical-align="middle">
        <text:list-style style:name="Bullet-title">
          <text:list-level-style-bullet text:level="1" text:bullet-char="•">
            <style:text-properties fo:font-family="Arial" style:font-family-generic="swiss" style:font-pitch="variable" fo:color="#e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Bullet-subtitle" style:family="presentation">
      <style:graphic-properties draw:stroke="none" draw:fill="none" draw:textarea-vertical-align="middle">
        <text:list-style style:name="Bullet-subtitle">
          <text:list-level-style-bullet text:level="1" text:bullet-char="•">
            <style:text-properties fo:font-family="Arial" style:font-family-generic="swiss" style:font-pitch="variable" fo:color="#5a5a5f" fo:font-size="100%"/>
          </text:list-level-style-bullet>
          <text:list-level-style-bullet text:level="2" text:bullet-char="•">
            <style:list-level-properties text:space-before="0.33cm"/>
            <style:text-properties fo:font-family="Arial" style:font-family-generic="swiss" style:font-pitch="variable" fo:color="#5a5a5f" fo:font-size="80%"/>
          </text:list-level-style-bullet>
          <text:list-level-style-bullet text:level="3" text:bullet-char="–">
            <style:list-level-properties text:space-before="1.106cm"/>
            <style:text-properties fo:font-family="Arial" style:font-family-generic="swiss" style:font-pitch="variable" fo:color="#5a5a5f" fo:font-size="100%"/>
          </text:list-level-style-bullet>
          <text:list-level-style-bullet text:level="4" text:bullet-char="–">
            <style:list-level-properties text:space-before="1.918cm"/>
            <style:text-properties fo:font-family="Arial" style:font-family-generic="swiss" style:font-pitch="variable" fo:color="#5a5a5f" fo:font-size="100%"/>
          </text:list-level-style-bullet>
          <text:list-level-style-bullet text:level="5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6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7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8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9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Bullet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Bullet-backgroundobjects" style:family="presentation">
      <style:graphic-properties draw:shadow="hidden" draw:shadow-offset-x="0.3cm" draw:shadow-offset-y="0.3cm" draw:shadow-color="#808080"/>
    </style:style>
    <style:style style:name="Bullet-notes" style:family="presentation">
      <style:graphic-properties draw:stroke="none" draw:fill="none">
        <text:list-style style:name="Bulle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style-name="Regular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Bullet-outline1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2.001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Bullet-outline1">
          <text:list-level-style-bullet text:level="1" text:bullet-char="•">
            <style:list-level-properties text:min-label-width="0.471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2" text:bullet-char="–">
            <style:list-level-properties text:space-before="0.952cm" text:min-label-width="0.476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3" text:bullet-char="&gt;">
            <style:list-level-properties text:space-before="1.746cm" text:min-label-width="0.494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4" text:bullet-char="»">
            <style:list-level-properties text:space-before="2.557cm" text:min-label-width="0.468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5" text:bullet-char="~">
            <style:list-level-properties text:space-before="3.342cm" text:min-label-width="0.318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6" text:bullet-char="~">
            <style:list-level-properties text:space-before="3.342cm" text:min-label-width="0.318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7" text:bullet-char="~">
            <style:list-level-properties text:space-before="3.342cm" text:min-label-width="0.318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8" text:bullet-char="~">
            <style:list-level-properties text:space-before="3.342cm" text:min-label-width="0.318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9" text:bullet-char="~">
            <style:list-level-properties text:space-before="3.342cm" text:min-label-width="0.318cm"/>
            <style:text-properties fo:font-family="Arial" style:font-style-name="Regular" style:font-family-generic="swiss" style:font-pitch="variable" fo:color="#3c3c41" fo:font-size="65%"/>
          </text:list-level-style-bullet>
        </text:list-style>
      </style:graphic-properties>
      <style:paragraph-properties fo:margin-left="0.482cm" fo:margin-right="0cm" fo:margin-top="0cm" fo:margin-bottom="0.304cm" fo:line-height="105%" fo:text-align="start" text:enable-numbering="true" fo:text-indent="0cm" style:text-autospace="ideograph-alpha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position="0% 100%" fo:font-family="Arial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scale="100%" style:font-relief="none" fo:hyphenate="false"/>
    </style:style>
    <style:style style:name="Bullet-outline2" style:family="presentation" style:parent-style-name="Bullet-outline1">
      <style:graphic-properties draw:stroke="none" draw:stroke-dash="Dash_20_2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fill-gradient-name="Gradient_20_8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2.001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/>
      <style:paragraph-properties fo:margin-left="1.041cm" fo:margin-right="0cm" fo:margin-top="0cm" fo:margin-bottom="0.305cm" fo:line-height="105%" fo:text-align="start" text:enable-numbering="true" fo:text-indent="0cm" style:text-autospace="ideograph-alpha" style:punctuation-wrap="hanging" style:line-break="strict">
        <style:tab-stops>
          <style:tab-stop style:position="1.75cm"/>
          <style:tab-stop style:position="4.29cm"/>
          <style:tab-stop style:position="6.83cm"/>
          <style:tab-stop style:position="9.37cm"/>
          <style:tab-stop style:position="11.91cm"/>
          <style:tab-stop style:position="14.45cm"/>
          <style:tab-stop style:position="16.99cm"/>
          <style:tab-stop style:position="19.53cm"/>
          <style:tab-stop style:position="22.07cm"/>
          <style:tab-stop style:position="24.61cm"/>
          <style:tab-stop style:position="27.15cm"/>
        </style:tab-stops>
      </style:paragraph-properties>
      <style:text-properties fo:color="#3c3c41" style:text-outline="false" style:text-line-through-style="none" style:text-position="0% 100%" fo:font-family="Arial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scale="100%" style:font-relief="none" fo:hyphenate="false"/>
    </style:style>
    <style:style style:name="Bullet-outline3" style:family="presentation" style:parent-style-name="Bullet-outline2">
      <style:paragraph-properties fo:margin-left="1.549cm" fo:margin-right="0cm" fo:margin-top="0cm" fo:margin-bottom="0.305cm" fo:line-height="105%" fo:text-align="start" text:enable-numbering="true" fo:text-indent="-0.381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color="#3c3c41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Bullet-outline4" style:family="presentation" style:parent-style-name="Bullet-outline3">
      <style:paragraph-properties fo:margin-left="2.057cm" fo:margin-right="0cm" fo:margin-top="0cm" fo:margin-bottom="0.305cm" fo:line-height="105%" fo:text-align="start" text:enable-numbering="true" fo:text-indent="-0.457cm" style:punctuation-wrap="hanging" style:line-break="strict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  <style:tab-stop style:position="25.554cm"/>
        </style:tab-stops>
      </style:paragraph-properties>
      <style:text-properties fo:color="#3c3c41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Bullet-outline5" style:family="presentation" style:parent-style-name="Bullet-outline4">
      <style:paragraph-properties fo:margin-left="2.565cm" fo:margin-right="0cm" fo:margin-top="0cm" fo:margin-bottom="0.305cm" fo:line-height="105%" fo:text-align="start" text:enable-numbering="true" fo:text-indent="-0.33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ullet-outline6" style:family="presentation" style:parent-style-name="Bullet-outline5">
      <style:paragraph-properties fo:margin-left="2.565cm" fo:margin-right="0cm" fo:margin-top="0cm" fo:margin-bottom="0.305cm" fo:line-height="105%" fo:text-align="start" text:enable-numbering="true" fo:text-indent="-0.33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ullet-outline7" style:family="presentation" style:parent-style-name="Bullet-outline6">
      <style:paragraph-properties fo:margin-left="2.565cm" fo:margin-right="0cm" fo:margin-top="0cm" fo:margin-bottom="0.305cm" fo:line-height="105%" fo:text-align="start" text:enable-numbering="true" fo:text-indent="-0.33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ullet-outline8" style:family="presentation" style:parent-style-name="Bullet-outline7">
      <style:paragraph-properties fo:margin-left="2.565cm" fo:margin-right="0cm" fo:margin-top="0cm" fo:margin-bottom="0.305cm" fo:line-height="105%" fo:text-align="start" text:enable-numbering="true" fo:text-indent="-0.33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ullet-outline9" style:family="presentation" style:parent-style-name="Bullet-outline8">
      <style:paragraph-properties fo:margin-left="2.565cm" fo:margin-right="0cm" fo:margin-top="0cm" fo:margin-bottom="0.305cm" fo:line-height="105%" fo:text-align="start" text:enable-numbering="true" fo:text-indent="-0.33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Logo_20_Slide-title" style:display-name="Logo Slide-title" style:family="presentation">
      <style:graphic-properties draw:stroke="none" draw:fill="none" draw:textarea-vertical-align="middle">
        <text:list-style style:name="Logo_5f_20_5f_Slide-title" style:display-name="Logo_20_Slide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Logo_20_Slide-subtitle" style:display-name="Logo Slide-subtitle" style:family="presentation">
      <style:graphic-properties draw:stroke="none" draw:fill="none" draw:textarea-vertical-align="middle">
        <text:list-style style:name="Logo_5f_20_5f_Slide-subtitle" style:display-name="Logo_20_Slide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Logo_20_Slide-background" style:display-name="Logo Slid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Logo_20_Slide-backgroundobjects" style:display-name="Logo Slide-backgroundobjects" style:family="presentation">
      <style:graphic-properties draw:shadow="hidden" draw:shadow-offset-x="0.3cm" draw:shadow-offset-y="0.3cm" draw:shadow-color="#808080"/>
    </style:style>
    <style:style style:name="Logo_20_Slide-notes" style:display-name="Logo Slide-notes" style:family="presentation">
      <style:graphic-properties draw:stroke="none" draw:fill="none">
        <text:list-style style:name="Logo_5f_20_5f_Slide-notes" style:display-name="Logo_20_Slide-notes">
          <text:list-level-style-bullet text:level="1" text:bullet-char="•">
            <style:text-properties fo:font-family="'Times New Roman'" style:font-family-generic="roman" style:font-pitch="variable" fo:color="#024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24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24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24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4000" style:text-outline="false" style:text-line-through-style="none" style:text-position="0% 100%" fo:font-family="Arial" style:font-style-name="Regular" style:font-family-generic="swiss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font-relief="none"/>
    </style:style>
    <style:style style:name="Logo_20_Slide-outline1" style:display-name="Logo Slide-outline1" style:family="presentation">
      <style:graphic-properties draw:stroke="none" draw:fill="none">
        <text:list-style style:name="Logo_5f_20_5f_Slide-outline1" style:display-name="Logo_20_Slide-outline1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Logo_20_Slide-outline2" style:display-name="Logo Slide-outline2" style:family="presentation" style:parent-style-name="Logo_20_Slide-outline1"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8pt" style:font-size-complex="28pt" style:font-relief="none"/>
    </style:style>
    <style:style style:name="Logo_20_Slide-outline3" style:display-name="Logo Slide-outline3" style:family="presentation" style:parent-style-name="Logo_20_Slide-outline2"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4pt" style:font-size-complex="24pt" style:font-relief="none"/>
    </style:style>
    <style:style style:name="Logo_20_Slide-outline4" style:display-name="Logo Slide-outline4" style:family="presentation" style:parent-style-name="Logo_20_Slide-outline3"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5" style:display-name="Logo Slide-outline5" style:family="presentation" style:parent-style-name="Logo_20_Slide-outline4">
      <style:paragraph-properties fo:margin-left="5.71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6" style:display-name="Logo Slide-outline6" style:family="presentation" style:parent-style-name="Logo_20_Slide-outline5">
      <style:paragraph-properties fo:margin-left="5.71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7" style:display-name="Logo Slide-outline7" style:family="presentation" style:parent-style-name="Logo_20_Slide-outline6">
      <style:paragraph-properties fo:margin-left="5.71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8" style:display-name="Logo Slide-outline8" style:family="presentation" style:parent-style-name="Logo_20_Slide-outline7">
      <style:paragraph-properties fo:margin-left="5.71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9" style:display-name="Logo Slide-outline9" style:family="presentation" style:parent-style-name="Logo_20_Slide-outline8">
      <style:paragraph-properties fo:margin-left="5.71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e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42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letter-kerning="true" style:font-family-asian="'Lucida Sans Unicode'" style:font-family-generic-asian="swiss" style:font-pitch-asian="variable" style:font-size-asian="32pt" style:font-style-asian="normal" style:font-weight-asian="bold" style:font-family-complex="'Lucida Sans Unicode'" style:font-family-generic-complex="swiss" style:font-pitch-complex="variable" style:font-size-complex="32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5a5a5f" fo:font-size="100%"/>
          </text:list-level-style-bullet>
          <text:list-level-style-bullet text:level="2" text:bullet-char="•">
            <style:list-level-properties text:space-before="0.268cm"/>
            <style:text-properties fo:font-family="Arial" style:font-family-generic="swiss" style:font-pitch="variable" fo:color="#5a5a5f" fo:font-size="80%"/>
          </text:list-level-style-bullet>
          <text:list-level-style-bullet text:level="3" text:bullet-char="–">
            <style:list-level-properties text:space-before="1.045cm"/>
            <style:text-properties fo:font-family="Arial" style:font-family-generic="swiss" style:font-pitch="variable" fo:color="#5a5a5f" fo:font-size="100%"/>
          </text:list-level-style-bullet>
          <text:list-level-style-bullet text:level="4" text:bullet-char="–">
            <style:list-level-properties text:space-before="1.905cm"/>
            <style:text-properties fo:font-family="Arial" style:font-family-generic="swiss" style:font-pitch="variable" fo:color="#5a5a5f" fo:font-size="100%"/>
          </text:list-level-style-bullet>
          <text:list-level-style-bullet text:level="5" text:bullet-char="»">
            <style:list-level-properties text:space-before="2.641cm"/>
            <style:text-properties fo:font-family="Arial" style:font-family-generic="swiss" style:font-pitch="variable" fo:color="#5a5a5f" fo:font-size="100%"/>
          </text:list-level-style-bullet>
          <text:list-level-style-bullet text:level="6" text:bullet-char="»">
            <style:list-level-properties text:space-before="2.641cm"/>
            <style:text-properties fo:font-family="Arial" style:font-family-generic="swiss" style:font-pitch="variable" fo:color="#5a5a5f" fo:font-size="100%"/>
          </text:list-level-style-bullet>
          <text:list-level-style-bullet text:level="7" text:bullet-char="»">
            <style:list-level-properties text:space-before="2.641cm"/>
            <style:text-properties fo:font-family="Arial" style:font-family-generic="swiss" style:font-pitch="variable" fo:color="#5a5a5f" fo:font-size="100%"/>
          </text:list-level-style-bullet>
          <text:list-level-style-bullet text:level="8" text:bullet-char="»">
            <style:list-level-properties text:space-before="2.641cm"/>
            <style:text-properties fo:font-family="Arial" style:font-family-generic="swiss" style:font-pitch="variable" fo:color="#5a5a5f" fo:font-size="100%"/>
          </text:list-level-style-bullet>
          <text:list-level-style-bullet text:level="9" text:bullet-char="»">
            <style:list-level-properties text:space-before="2.641cm"/>
            <style:text-properties fo:font-family="Arial" style:font-family-generic="swiss" style:font-pitch="variable" fo:color="#5a5a5f" fo:font-size="100%"/>
          </text:list-level-style-bullet>
        </text:list-style>
      </style:graphic-properties>
      <style:paragraph-properties fo:margin-left="0cm" fo:margin-right="0cm" fo:margin-top="0cm" fo:margin-bottom="0cm" fo:line-height="4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c3c41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letter-kerning="true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lbany AMT'" style:font-family-generic-asian="system" style:font-pitch-asian="variable" style:font-size-asian="12pt" style:font-style-asian="normal" style:font-weight-asian="normal" style:font-family-complex="'Albany AMT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41cm"/>
            <style:text-properties fo:font-family="Arial" style:font-family-generic="swiss" style:font-pitch="variable" fo:color="#3c3c41" fo:font-size="65%"/>
          </text:list-level-style-bullet>
          <text:list-level-style-bullet text:level="2" text:bullet-char="–">
            <style:list-level-properties text:space-before="0.926cm" text:min-label-width="0.441cm"/>
            <style:text-properties fo:font-family="Arial" style:font-family-generic="swiss" style:font-pitch="variable" fo:color="#3c3c41" fo:font-size="65%"/>
          </text:list-level-style-bullet>
          <text:list-level-style-bullet text:level="3" text:bullet-char="&gt;">
            <style:list-level-properties text:space-before="1.733cm" text:min-label-width="0.445cm"/>
            <style:text-properties fo:font-family="Arial" style:font-family-generic="swiss" style:font-pitch="variable" fo:color="#3c3c41" fo:font-size="65%"/>
          </text:list-level-style-bullet>
          <text:list-level-style-bullet text:level="4" text:bullet-char="»">
            <style:list-level-properties text:space-before="2.54cm" text:min-label-width="0.423cm"/>
            <style:text-properties fo:font-family="Arial" style:font-family-generic="swiss" style:font-pitch="variable" fo:color="#3c3c41" fo:font-size="65%"/>
          </text:list-level-style-bullet>
          <text:list-level-style-bullet text:level="5" text:bullet-char="~">
            <style:list-level-properties text:space-before="3.316cm" text:min-label-width="0.282cm"/>
            <style:text-properties fo:font-family="Arial" style:font-family-generic="swiss" style:font-pitch="variable" fo:color="#3c3c41" fo:font-size="65%"/>
          </text:list-level-style-bullet>
          <text:list-level-style-bullet text:level="6" text:bullet-char="~">
            <style:list-level-properties text:space-before="3.316cm" text:min-label-width="0.282cm"/>
            <style:text-properties fo:font-family="Arial" style:font-family-generic="swiss" style:font-pitch="variable" fo:color="#3c3c41" fo:font-size="65%"/>
          </text:list-level-style-bullet>
          <text:list-level-style-bullet text:level="7" text:bullet-char="~">
            <style:list-level-properties text:space-before="3.316cm" text:min-label-width="0.282cm"/>
            <style:text-properties fo:font-family="Arial" style:font-family-generic="swiss" style:font-pitch="variable" fo:color="#3c3c41" fo:font-size="65%"/>
          </text:list-level-style-bullet>
          <text:list-level-style-bullet text:level="8" text:bullet-char="~">
            <style:list-level-properties text:space-before="3.316cm" text:min-label-width="0.282cm"/>
            <style:text-properties fo:font-family="Arial" style:font-family-generic="swiss" style:font-pitch="variable" fo:color="#3c3c41" fo:font-size="6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1cm" fo:margin-right="0cm" fo:margin-top="0cm" fo:margin-bottom="0.304cm" fo:line-height="46%" fo:text-align="start" text:enable-numbering="true" fo:text-indent="0cm" style:punctuation-wrap="hanging" style:line-break="strict">
        <style:tab-stops>
          <style:tab-stop style:position="0.859cm"/>
          <style:tab-stop style:position="2.129cm"/>
          <style:tab-stop style:position="3.399cm"/>
          <style:tab-stop style:position="4.669cm"/>
          <style:tab-stop style:position="5.939cm"/>
          <style:tab-stop style:position="7.209cm"/>
          <style:tab-stop style:position="8.479cm"/>
          <style:tab-stop style:position="9.749cm"/>
          <style:tab-stop style:position="11.019cm"/>
          <style:tab-stop style:position="12.289cm"/>
          <style:tab-stop style:position="13.559cm"/>
          <style:tab-stop style:position="14.829cm"/>
          <style:tab-stop style:position="16.099cm"/>
          <style:tab-stop style:position="17.369cm"/>
          <style:tab-stop style:position="18.639cm"/>
          <style:tab-stop style:position="19.909cm"/>
          <style:tab-stop style:position="21.179cm"/>
          <style:tab-stop style:position="22.449cm"/>
          <style:tab-stop style:position="23.719cm"/>
          <style:tab-stop style:position="24.989cm"/>
        </style:tab-stops>
      </style:paragraph-properties>
      <style:text-properties fo:color="#3c3c41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367cm" fo:margin-right="0cm" fo:margin-top="0cm" fo:margin-bottom="0.304cm" fo:line-height="46%" fo:text-align="start" text:enable-numbering="true" fo:text-indent="0cm" style:punctuation-wrap="hanging" style:line-break="strict">
        <style:tab-stops>
          <style:tab-stop style:position="1.172cm"/>
          <style:tab-stop style:position="2.442cm"/>
          <style:tab-stop style:position="3.712cm"/>
          <style:tab-stop style:position="4.982cm"/>
          <style:tab-stop style:position="6.252cm"/>
          <style:tab-stop style:position="7.522cm"/>
          <style:tab-stop style:position="8.792cm"/>
          <style:tab-stop style:position="10.062cm"/>
          <style:tab-stop style:position="11.332cm"/>
          <style:tab-stop style:position="12.602cm"/>
          <style:tab-stop style:position="13.872cm"/>
          <style:tab-stop style:position="15.142cm"/>
          <style:tab-stop style:position="16.412cm"/>
          <style:tab-stop style:position="17.682cm"/>
          <style:tab-stop style:position="18.952cm"/>
          <style:tab-stop style:position="20.222cm"/>
          <style:tab-stop style:position="21.492cm"/>
          <style:tab-stop style:position="22.762cm"/>
          <style:tab-stop style:position="24.032cm"/>
          <style:tab-stop style:position="25.302cm"/>
        </style:tab-stops>
      </style:paragraph-properties>
      <style:text-properties fo:color="#3c3c41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178cm" fo:margin-right="0cm" fo:margin-top="0cm" fo:margin-bottom="0.304cm" fo:line-height="46%" fo:text-align="start" text:enable-numbering="true" fo:text-indent="0cm" style:punctuation-wrap="hanging" style:line-break="strict">
        <style:tab-stops>
          <style:tab-stop style:position="0.361cm"/>
          <style:tab-stop style:position="1.631cm"/>
          <style:tab-stop style:position="2.901cm"/>
          <style:tab-stop style:position="4.171cm"/>
          <style:tab-stop style:position="5.441cm"/>
          <style:tab-stop style:position="6.711cm"/>
          <style:tab-stop style:position="7.981cm"/>
          <style:tab-stop style:position="9.251cm"/>
          <style:tab-stop style:position="10.521cm"/>
          <style:tab-stop style:position="11.791cm"/>
          <style:tab-stop style:position="13.061cm"/>
          <style:tab-stop style:position="14.331cm"/>
          <style:tab-stop style:position="15.601cm"/>
          <style:tab-stop style:position="16.871cm"/>
          <style:tab-stop style:position="18.141cm"/>
          <style:tab-stop style:position="19.411cm"/>
          <style:tab-stop style:position="20.681cm"/>
          <style:tab-stop style:position="21.951cm"/>
          <style:tab-stop style:position="23.221cm"/>
          <style:tab-stop style:position="24.491cm"/>
        </style:tab-stops>
      </style:paragraph-properties>
      <style:text-properties fo:color="#3c3c41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963cm" fo:margin-right="0cm" fo:margin-top="0cm" fo:margin-bottom="0.304cm" fo:line-height="46%" fo:text-align="start" text:enable-numbering="true" fo:text-indent="0cm" style:punctuation-wrap="hanging" style:line-break="strict">
        <style:tab-stops>
          <style:tab-stop style:position="0.846cm"/>
          <style:tab-stop style:position="2.116cm"/>
          <style:tab-stop style:position="3.386cm"/>
          <style:tab-stop style:position="4.656cm"/>
          <style:tab-stop style:position="5.926cm"/>
          <style:tab-stop style:position="7.196cm"/>
          <style:tab-stop style:position="8.466cm"/>
          <style:tab-stop style:position="9.736cm"/>
          <style:tab-stop style:position="11.006cm"/>
          <style:tab-stop style:position="12.276cm"/>
          <style:tab-stop style:position="13.546cm"/>
          <style:tab-stop style:position="14.816cm"/>
          <style:tab-stop style:position="16.086cm"/>
          <style:tab-stop style:position="17.356cm"/>
          <style:tab-stop style:position="18.626cm"/>
          <style:tab-stop style:position="19.896cm"/>
          <style:tab-stop style:position="21.166cm"/>
          <style:tab-stop style:position="22.436cm"/>
          <style:tab-stop style:position="23.706cm"/>
          <style:tab-stop style:position="24.976cm"/>
        </style:tab-stops>
      </style:paragraph-properties>
      <style:text-properties fo:color="#3c3c41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598cm" fo:margin-right="0cm" fo:margin-top="0cm" fo:margin-bottom="0.304cm" fo:line-height="46%" fo:text-align="start" text:enable-numbering="true" fo:text-indent="0cm" style:punctuation-wrap="hanging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3c3c41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wiss" style:font-pitch-asian="variable" style:font-size-asian="12pt" style:font-style-asian="normal" style:font-weight-asian="normal" style:font-family-complex="'Lucida Sans Unicode'" style:font-family-generic-complex="swiss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598cm" fo:margin-right="0cm" fo:margin-top="0cm" fo:margin-bottom="0.304cm" fo:line-height="46%" fo:text-align="start" text:enable-numbering="true" fo:text-indent="0cm" style:punctuation-wrap="hanging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3c3c41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wiss" style:font-pitch-asian="variable" style:font-size-asian="12pt" style:font-style-asian="normal" style:font-weight-asian="normal" style:font-family-complex="'Lucida Sans Unicode'" style:font-family-generic-complex="swiss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598cm" fo:margin-right="0cm" fo:margin-top="0cm" fo:margin-bottom="0.304cm" fo:line-height="46%" fo:text-align="start" text:enable-numbering="true" fo:text-indent="0cm" style:punctuation-wrap="hanging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3c3c41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wiss" style:font-pitch-asian="variable" style:font-size-asian="12pt" style:font-style-asian="normal" style:font-weight-asian="normal" style:font-family-complex="'Lucida Sans Unicode'" style:font-family-generic-complex="swiss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598cm" fo:margin-right="0cm" fo:margin-top="0cm" fo:margin-bottom="0.304cm" fo:line-height="46%" fo:text-align="start" text:enable-numbering="true" fo:text-indent="0cm" style:punctuation-wrap="hanging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3c3c41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wiss" style:font-pitch-asian="variable" style:font-size-asian="12pt" style:font-style-asian="normal" style:font-weight-asian="normal" style:font-family-complex="'Lucida Sans Unicode'" style:font-family-generic-complex="swiss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598cm" fo:margin-right="0cm" fo:margin-top="0cm" fo:margin-bottom="0.304cm" fo:line-height="46%" fo:text-align="start" text:enable-numbering="true" fo:text-indent="0cm" style:punctuation-wrap="hanging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3c3c41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wiss" style:font-pitch-asian="variable" style:font-size-asian="12pt" style:font-style-asian="normal" style:font-weight-asian="normal" style:font-family-complex="'Lucida Sans Unicode'" style:font-family-generic-complex="swiss" style:font-pitch-complex="variable" style:font-size-complex="12pt" style:font-style-complex="normal" style:font-weight-complex="normal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0cm" draw:fill-image-height="0cm"/>
    </style:style>
    <style:style style:name="dp3" style:family="drawing-page">
      <style:drawing-page-properties draw:background-size="border" draw:fill="solid" draw:fill-color="#ffffff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solid" draw:fill-color="#00aeef" draw:textarea-horizontal-align="center" draw:textarea-vertical-align="middle" draw:shadow="hidden" draw:shadow-color="#808080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5" style:family="graphic" style:parent-style-name="standard">
      <style:graphic-properties draw:stroke="none" draw:fill="none" draw:fill-color="#df0029" draw:textarea-horizontal-align="left" draw:textarea-vertical-align="top" draw:auto-grow-height="true" draw:auto-grow-width="false" fo:min-height="0.398cm" fo:min-width="0cm" fo:padding-top="0.13cm" fo:padding-bottom="0.13cm" fo:padding-left="0.25cm" fo:padding-right="0.25cm" draw:shadow="hidden" draw:shadow-color="#6b6b6b"/>
    </style:style>
    <style:style style:name="gr6" style:family="graphic" style:parent-style-name="standard">
      <style:graphic-properties draw:stroke="none" draw:fill="none" draw:fill-color="#df0029" draw:textarea-horizontal-align="right" draw:textarea-vertical-align="top" draw:auto-grow-height="true" draw:auto-grow-width="false" fo:min-height="0.504cm" fo:min-width="0cm" fo:padding-top="0.13cm" fo:padding-bottom="0.13cm" fo:padding-left="0.25cm" fo:padding-right="0.25cm" draw:shadow="hidden" draw:shadow-color="#6b6b6b"/>
    </style:style>
    <style:style style:name="gr7" style:family="graphic" style:parent-style-name="standard">
      <style:graphic-properties draw:stroke="none" draw:fill="solid" draw:fill-color="#00aeef" draw:textarea-horizontal-align="center" draw:textarea-vertical-align="middle" draw:shadow="hidden" draw:shadow-color="#6b6b6b"/>
    </style:style>
    <style:style style:name="gr8" style:family="graphic" style:parent-style-name="standard">
      <style:graphic-properties draw:stroke="none" draw:fill="solid" draw:fill-color="#00aeef" draw:textarea-horizontal-align="justify" draw:textarea-vertical-align="middle" draw:auto-grow-height="false" draw:auto-grow-width="false" fo:min-height="0.363cm" fo:min-width="0cm" fo:padding-top="0.13cm" fo:padding-bottom="0.13cm" fo:padding-left="0.25cm" fo:padding-right="0.25cm"/>
    </style:style>
    <style:style style:name="gr9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10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11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12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4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draw:fill="solid" draw:fill-color="#cccccd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7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none" draw:fill="solid" draw:fill-color="#00a6ee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none" draw:fill="solid" draw:fill-color="#00a6ee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2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Burst_20_Title-title">
      <style:graphic-properties draw:fill-color="#ffffff" draw:auto-grow-height="false" fo:min-height="3.181cm"/>
    </style:style>
    <style:style style:name="pr2" style:family="presentation" style:parent-style-name="Burst_20_Title-outline1" style:list-style-name="L13">
      <style:graphic-properties draw:fill-color="#ffffff" draw:auto-grow-height="false" fo:min-height="12.573cm"/>
    </style:style>
    <style:style style:name="pr3" style:family="presentation" style:parent-style-name="Burst_20_Title-backgroundobjects">
      <style:graphic-properties draw:stroke="none" draw:fill="none" draw:fill-color="#ffffff" draw:auto-grow-height="false" fo:min-height="1.485cm"/>
    </style:style>
    <style:style style:name="pr4" style:family="presentation" style:parent-style-name="Burst_20_Title-backgroundobjects">
      <style:graphic-properties draw:stroke="none" draw:fill="none" draw:fill-color="#ffffff" draw:textarea-vertical-align="bottom" draw:auto-grow-height="false" fo:min-height="1.485cm"/>
    </style:style>
    <style:style style:name="pr5" style:family="presentation" style:parent-style-name="Burst_20_Break-title">
      <style:graphic-properties draw:fill-color="#ffffff" draw:auto-grow-height="false" fo:min-height="3.181cm"/>
    </style:style>
    <style:style style:name="pr6" style:family="presentation" style:parent-style-name="Burst_20_Break-outline1">
      <style:graphic-properties draw:fill-color="#ffffff" draw:auto-grow-height="false" fo:min-height="12.573cm"/>
    </style:style>
    <style:style style:name="pr7" style:family="presentation" style:parent-style-name="Burst_20_Break-backgroundobjects">
      <style:graphic-properties draw:stroke="none" draw:fill="none" draw:fill-color="#ffffff" draw:auto-grow-height="false" fo:min-height="1.485cm"/>
    </style:style>
    <style:style style:name="pr8" style:family="presentation" style:parent-style-name="Burst_20_Break-backgroundobjects">
      <style:graphic-properties draw:stroke="none" draw:fill="none" draw:fill-color="#ffffff" draw:textarea-vertical-align="bottom" draw:auto-grow-height="false" fo:min-height="1.485cm"/>
    </style:style>
    <style:style style:name="pr9" style:family="presentation" style:parent-style-name="Disclaimer-outline1">
      <style:graphic-properties draw:fill-color="#ffffff" draw:auto-grow-height="false" fo:min-height="12.001cm"/>
    </style:style>
    <style:style style:name="pr10" style:family="presentation" style:parent-style-name="Disclaimer-title">
      <style:graphic-properties draw:fill-color="#ffffff" draw:auto-grow-height="false" fo:min-height="3.181cm"/>
    </style:style>
    <style:style style:name="pr11" style:family="presentation" style:parent-style-name="Disclaimer-outline1">
      <style:graphic-properties draw:fill-color="#ffffff" draw:auto-grow-height="false" fo:min-height="12.573cm"/>
    </style:style>
    <style:style style:name="pr12" style:family="presentation" style:parent-style-name="Bullet-title">
      <style:graphic-properties draw:fill-color="#ffffff" draw:auto-grow-height="false" fo:min-height="3.181cm"/>
    </style:style>
    <style:style style:name="pr13" style:family="presentation" style:parent-style-name="Bullet-outline1" style:list-style-name="L9">
      <style:graphic-properties draw:fill-color="#ffffff" draw:auto-grow-height="false" fo:min-height="12.375cm"/>
    </style:style>
    <style:style style:name="pr14" style:family="presentation" style:parent-style-name="Logo_20_Slide-title">
      <style:graphic-properties draw:fill-color="#ffffff" draw:auto-grow-height="false" fo:min-height="3.181cm"/>
    </style:style>
    <style:style style:name="pr15" style:family="presentation" style:parent-style-name="Logo_20_Slide-outline1">
      <style:graphic-properties draw:fill-color="#ffffff" draw:auto-grow-height="false" fo:min-height="12.001cm"/>
    </style:style>
    <style:style style:name="pr16" style:family="presentation" style:parent-style-name="Title1-backgroundobjects" style:list-style-name="L12">
      <style:graphic-properties draw:stroke="none" draw:fill="none" draw:fill-color="#ffffff" draw:textarea-horizontal-align="justify" draw:textarea-vertical-align="bottom" draw:auto-grow-height="false" draw:auto-grow-width="false" fo:min-height="1.422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text:enable-numbering="true" fo:text-indent="0cm"/>
    </style:style>
    <style:style style:name="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.952cm" fo:margin-right="0cm" text:enable-numbering="true" fo:text-indent="-0.952cm"/>
    </style:style>
    <style:style style:name="P9" style:family="paragraph">
      <style:paragraph-properties fo:margin-left="2.063cm" fo:margin-right="0cm" text:enable-numbering="true" fo:text-indent="-0.793cm"/>
    </style:style>
    <style:style style:name="P10" style:family="paragraph">
      <style:paragraph-properties fo:margin-left="3.175cm" fo:margin-right="0cm" text:enable-numbering="true" fo:text-indent="-0.635cm"/>
    </style:style>
    <style:style style:name="P11" style:family="paragraph">
      <style:paragraph-properties fo:margin-left="4.445cm" fo:margin-right="0cm" text:enable-numbering="true" fo:text-indent="-0.635cm"/>
    </style:style>
    <style:style style:name="P12" style:family="paragraph">
      <style:paragraph-properties fo:margin-left="5.715cm" fo:margin-right="0cm" text:enable-numbering="true" fo:text-indent="-0.635cm"/>
    </style:style>
    <style:style style:name="P13" style:family="paragraph">
      <style:paragraph-properties fo:margin-left="5.4cm" fo:margin-right="0cm" text:enable-numbering="true" fo:text-indent="-0.6cm"/>
    </style:style>
    <style:style style:name="P14" style:family="paragraph">
      <style:paragraph-properties fo:margin-left="0.471cm" fo:margin-right="0cm" text:enable-numbering="true" fo:text-indent="-0.471cm"/>
    </style:style>
    <style:style style:name="P15" style:family="paragraph">
      <style:paragraph-properties fo:margin-left="1.428cm" fo:margin-right="0cm" text:enable-numbering="true" fo:text-indent="-0.476cm"/>
    </style:style>
    <style:style style:name="P16" style:family="paragraph">
      <style:paragraph-properties fo:margin-left="2.24cm" fo:margin-right="0cm" text:enable-numbering="true" fo:text-indent="-0.494cm"/>
    </style:style>
    <style:style style:name="P17" style:family="paragraph">
      <style:paragraph-properties fo:margin-left="3.025cm" fo:margin-right="0cm" text:enable-numbering="true" fo:text-indent="-0.468cm"/>
    </style:style>
    <style:style style:name="P18" style:family="paragraph">
      <style:paragraph-properties fo:margin-left="3.66cm" fo:margin-right="0cm" text:enable-numbering="true" fo:text-indent="-0.318cm"/>
    </style:style>
    <style:style style:name="P19" style:family="paragraph">
      <style:paragraph-properties fo:margin-left="0.471cm" fo:margin-right="0cm" fo:text-indent="-0.471cm"/>
    </style:style>
    <style:style style:name="P20" style:family="paragraph">
      <style:paragraph-properties fo:margin-left="0cm" fo:margin-right="0cm" fo:line-height="107%" text:enable-numbering="false" fo:text-indent="0cm"/>
    </style:style>
    <style:style style:name="P21" style:family="paragraph">
      <style:paragraph-properties style:writing-mode="lr-tb"/>
    </style:style>
    <style:style style:name="P22" style:family="paragraph">
      <style:paragraph-properties fo:margin-left="0cm" fo:margin-right="0cm" fo:line-height="107%" fo:text-align="end" text:enable-numbering="false" fo:text-indent="0cm"/>
    </style:style>
    <style:style style:name="P23" style:family="paragraph">
      <style:paragraph-properties fo:margin-left="0cm" fo:margin-right="0cm" fo:text-align="center" text:enable-numbering="false" fo:text-indent="0cm"/>
    </style:style>
    <style:style style:name="P24" style:family="paragraph">
      <style:paragraph-properties fo:margin-left="0cm" fo:margin-right="0cm" fo:text-align="center" text:enable-numbering="false" fo:text-indent="0cm" style:writing-mode="lr-tb"/>
    </style:style>
    <style:style style:name="P25" style:family="paragraph">
      <style:paragraph-properties fo:margin-left="0cm" fo:margin-right="0cm" fo:text-align="end" text:enable-numbering="false" fo:text-indent="0cm"/>
    </style:style>
    <style:style style:name="P26" style:family="paragraph">
      <style:paragraph-properties fo:text-align="center" style:writing-mode="lr-tb"/>
      <style:text-properties fo:font-size="24pt"/>
    </style:style>
    <style:style style:name="P27" style:family="paragraph">
      <style:paragraph-properties fo:margin-left="0cm" fo:margin-right="0cm" fo:line-height="81%" text:enable-numbering="false" fo:text-indent="0cm" style:punctuation-wrap="hanging" style:line-break="strict"/>
    </style:style>
    <style:style style:name="P28" style:family="paragraph">
      <style:paragraph-properties fo:margin-left="0cm" fo:margin-right="0cm" fo:line-height="81%" text:enable-numbering="false" fo:text-indent="0cm" style:punctuation-wrap="hanging" style:line-break="strict" style:writing-mode="lr-tb"/>
      <style:text-properties fo:font-size="24pt"/>
    </style:style>
    <style:style style:name="P29" style:family="paragraph">
      <style:paragraph-properties fo:margin-left="0cm" fo:margin-right="0cm" fo:line-height="81%" fo:text-align="center" text:enable-numbering="false" fo:text-indent="0cm" style:punctuation-wrap="hanging" style:line-break="strict"/>
    </style:style>
    <style:style style:name="P30" style:family="paragraph">
      <style:paragraph-properties fo:margin-left="0cm" fo:margin-right="0cm" fo:line-height="81%" fo:text-align="end" text:enable-numbering="false" fo:text-indent="0cm" style:punctuation-wrap="hanging" style:line-break="strict"/>
    </style:style>
    <style:style style:name="P31" style:family="paragraph">
      <style:paragraph-properties fo:margin-left="0cm" fo:margin-right="0cm" fo:line-height="81%" fo:text-align="end" text:enable-numbering="false" fo:text-indent="0cm" style:punctuation-wrap="hanging" style:line-break="strict" style:writing-mode="lr-tb"/>
      <style:text-properties fo:font-size="24pt"/>
    </style:style>
    <style:style style:name="P32" style:family="paragraph">
      <style:paragraph-properties fo:margin-left="0cm" fo:margin-right="0cm" fo:line-height="74%" fo:text-align="end" text:enable-numbering="false" fo:text-indent="0cm" style:punctuation-wrap="hanging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6b6b6b" fo:font-family="Arial" style:font-pitch="variable" fo:font-size="9pt" style:font-size-asian="9pt" style:font-size-complex="9pt"/>
    </style:style>
    <style:style style:name="T3" style:family="text">
      <style:text-properties fo:color="#3c3c41" style:text-position="1% 58%" fo:font-family="Arial" style:font-pitch="variable" fo:font-size="12pt" fo:font-weight="bold" style:font-size-asian="12pt" style:font-size-complex="12pt"/>
    </style:style>
    <style:style style:name="T4" style:family="text">
      <style:text-properties fo:color="#000000" fo:font-size="12pt" fo:language="en" fo:country="US" style:font-size-asian="12pt" style:font-size-complex="12pt"/>
    </style:style>
    <style:style style:name="T5" style:family="text">
      <style:text-properties fo:color="#6b6b6b" fo:font-family="Arial" style:font-family-generic="swiss" style:font-pitch="variable" fo:font-size="9pt" fo:language="en" fo:country="GB" style:font-size-asian="9pt" style:font-size-complex="9pt"/>
    </style:style>
    <style:style style:name="T6" style:family="text">
      <style:text-properties fo:language="en" fo:country="GB"/>
    </style:style>
    <style:style style:name="T7" style:family="text">
      <style:text-properties fo:color="#3c3c41" style:text-position="1% 58%" fo:font-family="Arial" style:font-family-generic="swiss" style:font-pitch="variable" fo:font-size="12pt" fo:language="en" fo:country="GB" fo:font-weight="bold" style:font-size-asian="12pt" style:font-weight-asian="bold" style:font-size-complex="12pt" style:font-weight-complex="bold"/>
    </style:style>
    <style:style style:name="T8" style:family="text">
      <style:text-properties fo:color="#000000" fo:font-family="'Times New Roman'" style:font-family-generic="roman" style:font-pitch="variable" fo:font-size="14pt" fo:language="en" fo:country="GB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text-properties fo:font-family="Arial" style:font-style-name="Regular" style:font-family-generic="swiss" style:font-pitch="variable" fo:color="#3c3c41" fo:font-size="45%"/>
      </text:list-level-style-bullet>
      <text:list-level-style-bullet text:level="2" text:bullet-char=" ">
        <style:text-properties fo:font-family="Arial" style:font-style-name="Regular" style:font-family-generic="swiss" style:font-pitch="variable" fo:color="#3c3c41" fo:font-size="75%"/>
      </text:list-level-style-bullet>
      <text:list-level-style-bullet text:level="3" text:bullet-char=" ">
        <style:text-properties fo:font-family="Arial" style:font-style-name="Regular" style:font-family-generic="swiss" style:font-pitch="variable" fo:color="#3c3c41" fo:font-size="45%"/>
      </text:list-level-style-bullet>
      <text:list-level-style-bullet text:level="4" text:bullet-char=" ">
        <style:text-properties fo:font-family="Arial" style:font-style-name="Regular" style:font-family-generic="swiss" style:font-pitch="variable" fo:color="#3c3c41" fo:font-size="75%"/>
      </text:list-level-style-bullet>
      <text:list-level-style-bullet text:level="5" text:bullet-char=" ">
        <style:text-properties fo:font-family="Arial" style:font-style-name="Regular" style:font-family-generic="swiss" style:font-pitch="variable" fo:color="#3c3c41" fo:font-size="45%"/>
      </text:list-level-style-bullet>
      <text:list-level-style-bullet text:level="6" text:bullet-char=" ">
        <style:text-properties fo:font-family="Arial" style:font-style-name="Regular" style:font-family-generic="swiss" style:font-pitch="variable" fo:color="#3c3c41" fo:font-size="45%"/>
      </text:list-level-style-bullet>
      <text:list-level-style-bullet text:level="7" text:bullet-char=" ">
        <style:text-properties fo:font-family="Arial" style:font-style-name="Regular" style:font-family-generic="swiss" style:font-pitch="variable" fo:color="#3c3c41" fo:font-size="45%"/>
      </text:list-level-style-bullet>
      <text:list-level-style-bullet text:level="8" text:bullet-char=" ">
        <style:text-properties fo:font-family="Arial" style:font-style-name="Regular" style:font-family-generic="swiss" style:font-pitch="variable" fo:color="#3c3c41" fo:font-size="45%"/>
      </text:list-level-style-bullet>
      <text:list-level-style-bullet text:level="9" text:bullet-char=" ">
        <style:text-properties fo:font-family="Arial" style:font-style-name="Regular" style:font-family-generic="swiss" style:font-pitch="variable" fo:color="#3c3c41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5a5864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  <text:list-style style:name="L8">
      <text:list-level-style-bullet text:level="1" text:bullet-char="•">
        <style:text-properties fo:font-family="Arial" style:font-family-generic="swiss" style:font-pitch="variable" fo:color="#e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471cm"/>
        <style:text-properties fo:font-family="Times" style:font-family-generic="roman" style:font-pitch="variable" fo:color="#3c3c41" fo:font-size="45%"/>
      </text:list-level-style-bullet>
      <text:list-level-style-bullet text:level="2" text:bullet-char="–">
        <style:list-level-properties text:space-before="0.952cm" text:min-label-width="0.476cm"/>
        <style:text-properties fo:font-family="Arial" style:font-family-generic="swiss" style:font-pitch="variable" fo:color="#3c3c41" fo:font-size="45%"/>
      </text:list-level-style-bullet>
      <text:list-level-style-bullet text:level="3" text:bullet-char="&gt;">
        <style:list-level-properties text:space-before="1.746cm" text:min-label-width="0.494cm"/>
        <style:text-properties fo:font-family="Arial" style:font-family-generic="swiss" style:font-pitch="variable" fo:color="#3c3c41" fo:font-size="45%"/>
      </text:list-level-style-bullet>
      <text:list-level-style-bullet text:level="4" text:bullet-char="»">
        <style:list-level-properties text:space-before="2.557cm" text:min-label-width="0.468cm"/>
        <style:text-properties fo:font-family="Arial" style:font-family-generic="swiss" style:font-pitch="variable" fo:color="#3c3c41" fo:font-size="45%"/>
      </text:list-level-style-bullet>
      <text:list-level-style-bullet text:level="5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6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7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8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9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</text:list-style>
    <text:list-style style:name="L10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"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4">
      <draw:page-thumbnail draw:layer="backgroundobjects" svg:width="10.394cm" svg:height="7.795cm" svg:x="2.97cm" svg:y="6.596cm" draw:page-number="1"/>
      <draw:page-thumbnail draw:layer="backgroundobjects" svg:width="10.394cm" svg:height="7.795cm" svg:x="16.335cm" svg:y="6.596cm"/>
    </style:handout-master>
    <style:master-page style:name="Burst_20_Title" style:display-name="Burst Title" style:page-layout-name="PM1" draw:style-name="dp1">
      <draw:frame draw:style-name="gr1" draw:text-style-name="P1" draw:layer="backgroundobjects" svg:width="24.707cm" svg:height="9.284cm" svg:x="0.334cm" svg:y="0.375cm">
        <draw:image xlink:href="Pictures/10000201000003A60000015F792E5C80.png" xlink:type="simple" xlink:show="embed" xlink:actuate="onLoad">
          <text:p text:style-name="P2"/>
        </draw:image>
      </draw:frame>
      <draw:frame presentation:style-name="pr1" draw:text-style-name="P2" draw:layer="backgroundobjects" svg:width="22.225cm" svg:height="4.242cm" svg:x="2.743cm" svg:y="2.513cm" presentation:class="title">
        <draw:text-box>
          <text:p text:style-name="P2">Click to enter the title (44pt)<text:line-break/>Second line or subtitle (22pt)</text:p>
        </draw:text-box>
      </draw:frame>
      <draw:frame presentation:style-name="pr2" draw:text-style-name="P2" draw:layer="backgroundobjects" svg:width="10.561cm" svg:height="3.843cm" svg:x="2.774cm" svg:y="10.188cm" presentation:class="outline">
        <draw:text-box>
          <text:list text:style-name="L2">
            <text:list-item>
              <text:p text:style-name="P3">Presenter Name (16pt)</text:p>
            </text:list-item>
          </text:list>
          <text:list text:style-name="L2">
            <text:list-item>
              <text:list>
                <text:list-item>
                  <text:p text:style-name="P3">Presenter Title (14pt)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3">Company/email (14pt)</text:p>
                </text:list-item>
              </text:list>
            </text:list-item>
          </text:list>
        </draw:text-box>
      </draw:frame>
      <draw:frame draw:style-name="gr2" draw:text-style-name="P1" draw:layer="backgroundobjects" svg:width="6.138cm" svg:height="1.603cm" svg:x="18.133cm" svg:y="16.121cm">
        <draw:image xlink:href="Pictures/100000000000017B00000063516DB611.jpg" xlink:type="simple" xlink:show="embed" xlink:actuate="onLoad">
          <text:p text:style-name="P2"/>
        </draw:image>
      </draw:frame>
      <presentation:notes style:page-layout-name="PM2">
        <draw:page-thumbnail presentation:style-name="Burst_20_Title-title" draw:layer="backgroundobjects" svg:width="14.848cm" svg:height="11.135cm" svg:x="3.07cm" svg:y="2.257cm" presentation:class="page"/>
        <draw:frame presentation:style-name="Burst_20_Title-notes" draw:layer="backgroundobjects" svg:width="16.79cm" svg:height="13.364cm" svg:x="2.098cm" svg:y="14.107cm" presentation:class="notes" presentation:placeholder="true">
          <draw:text-box/>
        </draw:frame>
        <draw:frame presentation:style-name="pr3" draw:text-style-name="P4" draw:layer="backgroundobjects" svg:width="9.108cm" svg:height="1.484cm" svg:x="0cm" svg:y="0cm" presentation:class="header">
          <draw:text-box>
            <text:p text:style-name="P4"><text:span text:style-name="T1"><presentation:header/></text:span></text:p>
          </draw:text-box>
        </draw:frame>
        <draw:frame presentation:style-name="pr3" draw:text-style-name="P5" draw:layer="backgroundobjects" svg:width="9.108cm" svg:height="1.484cm" svg:x="11.88cm" svg:y="0cm" presentation:class="date-time">
          <draw:text-box>
            <text:p text:style-name="P5"><text:span text:style-name="T1"><presentation:date-time/></text:span></text:p>
          </draw:text-box>
        </draw:frame>
        <draw:frame presentation:style-name="pr4" draw:text-style-name="P4" draw:layer="backgroundobjects" svg:width="9.108cm" svg:height="1.484cm" svg:x="0cm" svg:y="28.216cm" presentation:class="footer">
          <draw:text-box>
            <text:p text:style-name="P4"><text:span text:style-name="T1"><presentation:footer/></text:span></text:p>
          </draw:text-box>
        </draw:frame>
        <draw:frame presentation:style-name="pr4" draw:text-style-name="P5" draw:layer="backgroundobjects" svg:width="9.108cm" svg:height="1.484cm" svg:x="11.88cm" svg:y="28.216cm" presentation:class="page-number">
          <draw:text-box>
            <text:p text:style-name="P5"><text:span text:style-name="T1"><text:page-number>&lt;number&gt;</text:page-number></text:span></text:p>
          </draw:text-box>
        </draw:frame>
      </presentation:notes>
    </style:master-page>
    <style:master-page style:name="Burst_20_Break" style:display-name="Burst Break" style:page-layout-name="PM1" draw:style-name="dp1">
      <draw:frame draw:style-name="gr1" draw:text-style-name="P1" draw:layer="backgroundobjects" svg:width="24.549cm" svg:height="18.226cm" svg:x="0.426cm" svg:y="0.412cm">
        <draw:image xlink:href="Pictures/10000201000003A0000002B1201CBDBA.png" xlink:type="simple" xlink:show="embed" xlink:actuate="onLoad">
          <text:p text:style-name="P2"/>
        </draw:image>
      </draw:frame>
      <draw:frame presentation:style-name="pr5" draw:text-style-name="P2" draw:layer="backgroundobjects" svg:width="22.859cm" svg:height="3.18cm" svg:x="0.914cm" svg:y="7.612cm" presentation:class="title">
        <draw:text-box>
          <text:p text:style-name="P2">Click to Edit Section Break Text (32pt)<text:line-break/>Right Justified</text:p>
        </draw:text-box>
      </draw:frame>
      <draw:frame presentation:style-name="pr6" draw:text-style-name="P7" draw:layer="backgroundobjects" svg:width="7.084cm" svg:height="0.501cm" svg:x="0.669cm" svg:y="19.217cm" presentation:class="outline">
        <draw:text-box>
          <text:list text:style-name="L4">
            <text:list-item>
              <text:p text:style-name="P6">piece in master that I can't get rid of</text:p>
            </text:list-item>
          </text:list>
        </draw:text-box>
      </draw:frame>
      <presentation:notes style:page-layout-name="PM2">
        <draw:page-thumbnail presentation:style-name="Burst_20_Break-title" draw:layer="backgroundobjects" svg:width="14.848cm" svg:height="11.135cm" svg:x="3.07cm" svg:y="2.257cm" presentation:class="page"/>
        <draw:frame presentation:style-name="Burst_20_Break-notes" draw:layer="backgroundobjects" svg:width="16.79cm" svg:height="13.364cm" svg:x="2.098cm" svg:y="14.107cm" presentation:class="notes" presentation:placeholder="true">
          <draw:text-box/>
        </draw:frame>
        <draw:frame presentation:style-name="pr7" draw:text-style-name="P4" draw:layer="backgroundobjects" svg:width="9.108cm" svg:height="1.484cm" svg:x="0cm" svg:y="0cm" presentation:class="header">
          <draw:text-box>
            <text:p text:style-name="P4"><text:span text:style-name="T1"><presentation:header/></text:span></text:p>
          </draw:text-box>
        </draw:frame>
        <draw:frame presentation:style-name="pr7" draw:text-style-name="P5" draw:layer="backgroundobjects" svg:width="9.108cm" svg:height="1.484cm" svg:x="11.88cm" svg:y="0cm" presentation:class="date-time">
          <draw:text-box>
            <text:p text:style-name="P5"><text:span text:style-name="T1"><presentation:date-time/></text:span></text:p>
          </draw:text-box>
        </draw:frame>
        <draw:frame presentation:style-name="pr8" draw:text-style-name="P4" draw:layer="backgroundobjects" svg:width="9.108cm" svg:height="1.484cm" svg:x="0cm" svg:y="28.216cm" presentation:class="footer">
          <draw:text-box>
            <text:p text:style-name="P4"><text:span text:style-name="T1"><presentation:footer/></text:span></text:p>
          </draw:text-box>
        </draw:frame>
        <draw:frame presentation:style-name="pr8" draw:text-style-name="P5" draw:layer="backgroundobjects" svg:width="9.108cm" svg:height="1.484cm" svg:x="11.88cm" svg:y="28.216cm" presentation:class="page-number">
          <draw:text-box>
            <text:p text:style-name="P5"><text:span text:style-name="T1"><text:page-number>&lt;number&gt;</text:page-number></text:span></text:p>
          </draw:text-box>
        </draw:frame>
      </presentation:notes>
    </style:master-page>
    <style:master-page style:name="Disclaimer" style:page-layout-name="PM1" draw:style-name="dp2">
      <draw:frame draw:style-name="gr2" draw:text-style-name="P1" draw:layer="backgroundobjects" svg:width="1.348cm" svg:height="1.348cm" svg:x="23.246cm" svg:y="16.957cm">
        <draw:image xlink:href="Pictures/1000000000000053000000538CD250B5.jpg" xlink:type="simple" xlink:show="embed" xlink:actuate="onLoad">
          <text:p text:style-name="P2"/>
        </draw:image>
      </draw:frame>
      <draw:rect draw:style-name="gr3" draw:text-style-name="P1" draw:layer="backgroundobjects" svg:width="24.584cm" svg:height="11.673cm" svg:x="0.406cm" svg:y="0.367cm">
        <text:p text:style-name="P2"/>
      </draw:rect>
      <draw:frame presentation:style-name="pr9" draw:text-style-name="P7" draw:layer="backgroundobjects" svg:width="7.417cm" svg:height="4.362cm" svg:x="0.045cm" svg:y="14.677cm" presentation:class="outline">
        <draw:text-box>
          <text:list text:style-name="L5">
            <text:list-item>
              <text:p text:style-name="P8">Click to edit the outline text format</text:p>
            </text:list-item>
          </text:list>
          <text:list text:style-name="L5">
            <text:list-item>
              <text:list>
                <text:list-item>
                  <text:p text:style-name="P9">Second Outline Level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0">Third Outline Level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2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2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10" draw:text-style-name="P2" draw:layer="backgroundobjects" svg:width="3.709cm" svg:height="0.488cm" svg:x="0.371cm" svg:y="12.808cm" presentation:class="title">
        <draw:text-box>
          <text:p text:style-name="P2">Click to edit the title text format</text:p>
        </draw:text-box>
      </draw:frame>
      <draw:frame presentation:style-name="pr11" draw:text-style-name="P7" draw:layer="backgroundobjects" svg:width="7.299cm" svg:height="4.211cm" svg:x="0.061cm" svg:y="14.667cm" presentation:class="outline">
        <draw:text-box>
          <text:list text:style-name="L7">
            <text:list-item>
              <text:p text:style-name="P8">Click to edit the outline text format</text:p>
            </text:list-item>
          </text:list>
          <text:list text:style-name="L7">
            <text:list-item>
              <text:list>
                <text:list-item>
                  <text:p text:style-name="P9">Second Outline Level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0">Third Outline Level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2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2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4" draw:text-style-name="P1" draw:layer="backgroundobjects" svg:width="19.4cm" svg:height="25.75cm" svg:x="0cm" svg:y="0cm">
          <text:p text:style-name="P2"/>
        </draw:rect>
        <draw:page-thumbnail presentation:style-name="Disclaimer-title" draw:layer="backgroundobjects" svg:width="12.982cm" svg:height="9.737cm" svg:x="3.14cm" svg:y="1.905cm" presentation:class="page"/>
        <draw:frame presentation:style-name="Disclaimer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  <style:master-page style:name="Bullet" style:page-layout-name="PM1" draw:style-name="dp2">
      <draw:frame draw:style-name="gr2" draw:text-style-name="P1" draw:layer="backgroundobjects" svg:width="1.167cm" svg:height="1.252cm" svg:x="23.771cm" svg:y="0.547cm">
        <draw:image xlink:href="Pictures/10000000000000450000004AA8B75B09.jpg" xlink:type="simple" xlink:show="embed" xlink:actuate="onLoad">
          <text:p text:style-name="P2"/>
        </draw:image>
      </draw:frame>
      <draw:frame presentation:style-name="pr12" draw:text-style-name="P2" draw:layer="backgroundobjects" svg:width="20.682cm" svg:height="2.752cm" svg:x="2.732cm" svg:y="0.71cm" presentation:class="title" presentation:user-transformed="true">
        <draw:text-box>
          <text:p text:style-name="P2">Click to edit the title text format (32pt)</text:p>
        </draw:text-box>
      </draw:frame>
      <draw:frame presentation:style-name="pr13" draw:text-style-name="P19" draw:layer="backgroundobjects" svg:width="20.994cm" svg:height="12.374cm" svg:x="2.769cm" svg:y="4.316cm" presentation:class="outline" presentation:user-transformed="true">
        <draw:text-box>
          <text:list text:style-name="L9">
            <text:list-item>
              <text:p text:style-name="P14">Click to edit the outline text format (24pt)</text:p>
            </text:list-item>
          </text:list>
          <text:list text:style-name="L9">
            <text:list-item>
              <text:list>
                <text:list-item>
                  <text:p text:style-name="P15">Second Outline Level (20pt)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6">Third Outline Level (16 pt)</text:p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">Fourth Outline Level (14pt)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8">Fifth Outline Level (12pt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5" draw:text-style-name="P21" draw:layer="backgroundobjects" svg:width="16.025cm" svg:height="0.658cm" svg:x="2.542cm" svg:y="17.808cm">
        <draw:text-box>
          <text:p text:style-name="P20"><text:span text:style-name="T2">© <text:s/>Novell, Inc. <text:s/>All rights reserved.</text:span></text:p>
        </draw:text-box>
      </draw:frame>
      <draw:frame draw:style-name="gr6" draw:text-style-name="P21" draw:layer="backgroundobjects" svg:width="1.059cm" svg:height="0.764cm" svg:x="1.08cm" svg:y="17.705cm">
        <draw:text-box>
          <text:p text:style-name="P22"><text:span text:style-name="T3"><text:page-number>&lt;number&gt;</text:page-number></text:span></text:p>
        </draw:text-box>
      </draw:frame>
      <draw:g>
        <draw:rect draw:style-name="gr7" draw:text-style-name="P1" draw:layer="backgroundobjects" svg:width="19.693cm" svg:height="0.622cm" svg:x="2.784cm" svg:y="0cm">
          <text:p text:style-name="P2"/>
        </draw:rect>
        <draw:rect draw:style-name="gr8" draw:text-style-name="P24" draw:layer="backgroundobjects" svg:width="19.693cm" svg:height="0.622cm" svg:x="2.784cm" svg:y="0cm">
          <text:p text:style-name="P23"><text:s/></text:p>
        </draw:rect>
      </draw:g>
      <presentation:notes style:page-layout-name="PM2">
        <draw:rect draw:style-name="gr4" draw:text-style-name="P1" draw:layer="backgroundobjects" svg:width="19.4cm" svg:height="25.75cm" svg:x="0cm" svg:y="0cm">
          <text:p text:style-name="P2"/>
        </draw:rect>
        <draw:frame draw:style-name="gr9" draw:text-style-name="P21" draw:layer="backgroundobjects" svg:width="8.467cm" svg:height="1.27cm" svg:x="0cm" svg:y="0cm">
          <draw:text-box>
            <text:p text:style-name="P2"/>
          </draw:text-box>
        </draw:frame>
        <draw:frame draw:style-name="gr10" draw:text-style-name="P21" draw:layer="backgroundobjects" svg:width="8.466cm" svg:height="1.27cm" svg:x="11.007cm" svg:y="0cm">
          <draw:text-box>
            <text:p text:style-name="P2"/>
          </draw:text-box>
        </draw:frame>
        <draw:page-thumbnail presentation:style-name="Bullet-title" draw:layer="backgroundobjects" svg:width="12.982cm" svg:height="9.737cm" svg:x="3.14cm" svg:y="1.905cm" presentation:class="page"/>
        <draw:frame presentation:style-name="Bullet-notes" draw:layer="backgroundobjects" svg:width="14.182cm" svg:height="11.641cm" svg:x="2.54cm" svg:y="12.277cm" presentation:class="notes" presentation:placeholder="true" presentation:user-transformed="true">
          <draw:text-box/>
        </draw:frame>
        <draw:frame draw:style-name="gr11" draw:text-style-name="P21" draw:layer="backgroundobjects" svg:width="8.467cm" svg:height="1.27cm" svg:x="0cm" svg:y="24.553cm">
          <draw:text-box>
            <text:p text:style-name="P2"/>
          </draw:text-box>
        </draw:frame>
        <draw:frame draw:style-name="gr12" draw:text-style-name="P21" draw:layer="backgroundobjects" svg:width="8.466cm" svg:height="1.27cm" svg:x="11.007cm" svg:y="24.553cm">
          <draw:text-box>
            <text:p text:style-name="P25"><text:span text:style-name="T4"><text:page-number>&lt;number&gt;</text:page-number></text:span></text:p>
          </draw:text-box>
        </draw:frame>
      </presentation:notes>
    </style:master-page>
    <style:master-page style:name="Logo_20_Slide" style:display-name="Logo Slide" style:page-layout-name="PM1" draw:style-name="dp3">
      <draw:frame draw:style-name="gr2" draw:text-style-name="P1" draw:layer="backgroundobjects" svg:width="12.479cm" svg:height="3.166cm" svg:x="6.674cm" svg:y="7.362cm">
        <draw:image xlink:href="Pictures/10000000000002E1000000BBEFAC77C8.jpg" xlink:type="simple" xlink:show="embed" xlink:actuate="onLoad">
          <text:p text:style-name="P2"/>
        </draw:image>
      </draw:frame>
      <draw:frame presentation:style-name="pr14" draw:text-style-name="P2" draw:layer="backgroundobjects" svg:width="3.488cm" svg:height="0.471cm" svg:x="0cm" svg:y="0cm" presentation:class="title" presentation:user-transformed="true">
        <draw:text-box>
          <text:p text:style-name="P2">Click to edit the title text format</text:p>
        </draw:text-box>
      </draw:frame>
      <draw:frame presentation:style-name="pr15" draw:text-style-name="P7" draw:layer="backgroundobjects" svg:width="3.703cm" svg:height="1.109cm" svg:x="0cm" svg:y="0.467cm" presentation:class="outline" presentation:user-transformed="true">
        <draw:text-box>
          <text:list text:style-name="L11">
            <text:list-item>
              <text:p text:style-name="P3">Click to edit the outline text format</text:p>
            </text:list-item>
          </text:list>
          <text:list text:style-name="L11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3">Third Outline Level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4" draw:text-style-name="P1" draw:layer="backgroundobjects" svg:width="19.4cm" svg:height="25.75cm" svg:x="0cm" svg:y="0cm">
          <text:p text:style-name="P2"/>
        </draw:rect>
        <draw:page-thumbnail presentation:style-name="Logo_20_Slide-title" draw:layer="backgroundobjects" svg:width="12.982cm" svg:height="9.737cm" svg:x="3.14cm" svg:y="1.905cm" presentation:class="page"/>
        <draw:frame presentation:style-name="Logo_20_Slide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  <style:master-page style:name="Title1" style:page-layout-name="PM1" draw:style-name="dp3">
      <draw:frame draw:style-name="gr13" draw:text-style-name="P26" draw:layer="backgroundobjects" svg:width="1.168cm" svg:height="1.252cm" svg:x="23.773cm" svg:y="0.547cm">
        <draw:image xlink:href="Pictures/10000000000000450000004AA8B75B09.jpg" xlink:type="simple" xlink:show="embed" xlink:actuate="onLoad">
          <text:p text:style-name="P2"/>
        </draw:image>
      </draw:frame>
      <draw:frame presentation:style-name="Title1-title" draw:layer="backgroundobjects" svg:width="20.62cm" svg:height="2.717cm" svg:x="2.734cm" svg:y="0.71cm" presentation:class="title" presentation:placeholder="true">
        <draw:text-box/>
      </draw:frame>
      <draw:frame presentation:style-name="Title1-outline1" draw:layer="backgroundobjects" svg:width="20.933cm" svg:height="12.348cm" svg:x="2.768cm" svg:y="4.316cm" presentation:class="outline" presentation:placeholder="true">
        <draw:text-box/>
      </draw:frame>
      <draw:custom-shape draw:style-name="gr14" draw:text-style-name="P28" draw:layer="backgroundobjects" svg:width="16.025cm" svg:height="0.658cm" svg:x="2.54cm" svg:y="17.806cm">
        <text:p text:style-name="P27"><text:span text:style-name="T5">© <text:s/>Novell Inc. <text:s/>All rights reserved</text:span></text:p>
        <draw:enhanced-geometry svg:viewBox="0 0 21600 21600" draw:type="mso-spt202" draw:enhanced-path="M 0 0 L 21600 0 21600 21600 0 21600 0 0 Z N"/>
      </draw:custom-shape>
      <draw:g>
        <draw:custom-shape draw:style-name="gr15" draw:text-style-name="P21" draw:layer="backgroundobjects" svg:width="2.646cm" svg:height="0.622cm" svg:x="0cm" svg:y="0.16cm">
          <text:p text:style-name="P2"/>
          <draw:enhanced-geometry svg:viewBox="0 0 21600 21600" draw:path-stretchpoint-x="10800" draw:path-stretchpoint-y="10800" draw:text-areas="?f3 ?f4 ?f5 ?f6" draw:type="round-rectangle" draw:modifiers="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backgroundobjects" svg:width="2.646cm" svg:height="0.622cm" svg:x="0cm" svg:y="0.16cm">
          <text:p text:style-name="P29"><text:span text:style-name="T6"><text:s/></text:span></text:p>
          <draw:enhanced-geometry svg:viewBox="0 0 21600 21600" draw:path-stretchpoint-x="10800" draw:path-stretchpoint-y="10800" draw:text-areas="?f3 ?f4 ?f5 ?f6" draw:type="round-rectangle" draw:modifiers="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custom-shape draw:style-name="gr17" draw:text-style-name="P31" draw:layer="backgroundobjects" svg:width="1.059cm" svg:height="0.763cm" svg:x="1.08cm" svg:y="17.705cm">
        <text:p text:style-name="P30"><text:span text:style-name="T7"><text:page-number>&lt;number&gt;</text:page-number></text:span></text:p>
        <draw:enhanced-geometry svg:viewBox="0 0 21600 21600" draw:type="mso-spt202" draw:enhanced-path="M 0 0 L 21600 0 21600 21600 0 21600 0 0 Z N"/>
      </draw:custom-shape>
      <draw:g>
        <draw:custom-shape draw:style-name="gr18" draw:text-style-name="P21" draw:layer="backgroundobjects" svg:width="19.001cm" svg:height="0.622cm" svg:x="2.783cm" svg:y="0.16cm">
          <text:p text:style-name="P2"/>
          <draw:enhanced-geometry svg:viewBox="0 0 21600 21600" draw:path-stretchpoint-x="10800" draw:path-stretchpoint-y="10800" draw:text-areas="?f3 ?f4 ?f5 ?f6" draw:type="round-rectangle" draw:modifiers="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backgroundobjects" svg:width="19.001cm" svg:height="0.622cm" svg:x="2.783cm" svg:y="0.16cm">
          <text:p text:style-name="P29"><text:span text:style-name="T6"><text:s/></text:span></text:p>
          <draw:enhanced-geometry svg:viewBox="0 0 21600 21600" draw:path-stretchpoint-x="10800" draw:path-stretchpoint-y="10800" draw:text-areas="?f3 ?f4 ?f5 ?f6" draw:type="round-rectangle" draw:modifiers="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presentation:notes style:page-layout-name="PM2">
        <draw:rect draw:style-name="gr20" draw:text-style-name="P1" draw:layer="backgroundobjects" svg:width="20.99cm" svg:height="29.7cm" svg:x="-0.001cm" svg:y="0cm">
          <text:p text:style-name="P2"/>
        </draw:rect>
        <draw:custom-shape draw:style-name="gr21" draw:text-style-name="P21" draw:layer="backgroundobjects" svg:width="20.99cm" svg:height="29.699cm" svg:x="-0.002cm" svg:y="0.001cm">
          <text:p text:style-name="P2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1" draw:layer="backgroundobjects" svg:width="20.99cm" svg:height="29.699cm" svg:x="-0.002cm" svg:y="0.001cm">
          <text:p text:style-name="P2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1" draw:layer="backgroundobjects" svg:width="20.99cm" svg:height="29.699cm" svg:x="-0.002cm" svg:y="0.001cm">
          <text:p text:style-name="P2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1" draw:layer="backgroundobjects" svg:width="20.99cm" svg:height="29.699cm" svg:x="-0.002cm" svg:y="0.001cm">
          <text:p text:style-name="P2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1" draw:layer="backgroundobjects" svg:width="20.99cm" svg:height="29.699cm" svg:x="-0.002cm" svg:y="0.001cm">
          <text:p text:style-name="P2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1" draw:layer="backgroundobjects" svg:width="20.99cm" svg:height="29.699cm" svg:x="-0.002cm" svg:y="0.001cm">
          <text:p text:style-name="P2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1" draw:layer="backgroundobjects" svg:width="20.99cm" svg:height="29.699cm" svg:x="-0.002cm" svg:y="0.001cm">
          <text:p text:style-name="P2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1" draw:layer="backgroundobjects" svg:width="20.99cm" svg:height="29.699cm" svg:x="-0.002cm" svg:y="0.001cm">
          <text:p text:style-name="P2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1" draw:layer="backgroundobjects" svg:width="20.99cm" svg:height="29.699cm" svg:x="-0.002cm" svg:y="0.001cm">
          <text:p text:style-name="P2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1" draw:layer="backgroundobjects" svg:width="20.99cm" svg:height="29.699cm" svg:x="-0.002cm" svg:y="0.001cm">
          <text:p text:style-name="P2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1" draw:layer="backgroundobjects" svg:width="20.99cm" svg:height="29.699cm" svg:x="-0.002cm" svg:y="0.001cm">
          <text:p text:style-name="P2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1" draw:layer="backgroundobjects" svg:width="20.99cm" svg:height="29.699cm" svg:x="-0.002cm" svg:y="0.001cm">
          <text:p text:style-name="P2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1" draw:layer="backgroundobjects" svg:width="20.99cm" svg:height="29.699cm" svg:x="-0.002cm" svg:y="0.001cm">
          <text:p text:style-name="P2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1" draw:layer="backgroundobjects" svg:width="20.99cm" svg:height="29.699cm" svg:x="-0.002cm" svg:y="0.001cm">
          <text:p text:style-name="P2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782cm" svg:height="11.113cm" svg:x="3.069cm" svg:y="2.258cm" presentation:class="page"/>
        <draw:frame presentation:style-name="Title1-notes" draw:layer="backgroundobjects" svg:width="16.726cm" svg:height="13.3cm" svg:x="2.099cm" svg:y="14.106cm" presentation:class="notes" presentation:placeholder="true">
          <draw:text-box/>
        </draw:frame>
        <draw:custom-shape draw:style-name="gr22" draw:text-style-name="P21" draw:layer="backgroundobjects" svg:width="9.106cm" svg:height="1.486cm" svg:x="0cm" svg:y="0cm">
          <text:p text:style-name="P2"/>
          <draw:enhanced-geometry svg:viewBox="0 0 21600 21600" draw:type="mso-spt202" draw:enhanced-path="M 0 0 L 21600 0 21600 21600 0 21600 0 0 Z N"/>
        </draw:custom-shape>
        <draw:custom-shape draw:style-name="gr22" draw:text-style-name="P21" draw:layer="backgroundobjects" svg:width="9.106cm" svg:height="1.486cm" svg:x="11.88cm" svg:y="0cm">
          <text:p text:style-name="P2"/>
          <draw:enhanced-geometry svg:viewBox="0 0 21600 21600" draw:type="mso-spt202" draw:enhanced-path="M 0 0 L 21600 0 21600 21600 0 21600 0 0 Z N"/>
        </draw:custom-shape>
        <draw:custom-shape draw:style-name="gr22" draw:text-style-name="P21" draw:layer="backgroundobjects" svg:width="9.106cm" svg:height="1.481cm" svg:x="0cm" svg:y="28.218cm">
          <text:p text:style-name="P2"/>
          <draw:enhanced-geometry svg:viewBox="0 0 21600 21600" draw:type="mso-spt202" draw:enhanced-path="M 0 0 L 21600 0 21600 21600 0 21600 0 0 Z N"/>
        </draw:custom-shape>
        <draw:frame presentation:style-name="pr16" draw:text-style-name="P32" draw:layer="backgroundobjects" svg:width="9.044cm" svg:height="1.421cm" svg:x="11.88cm" svg:y="28.217cm" presentation:class="page-number">
          <draw:text-box>
            <text:p text:style-name="P32"><text:span text:style-name="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dc:title>Novell Corporate Presentation Template 2009 - blue</dc:title>
    <dc:description>Version 08:  9/16/08</dc:description>
    <meta:creation-date>2005-12-12T14:50:57</meta:creation-date>
    <dc:date>2008-10-15T10:51:54</dc:date>
    <meta:printed-by>Melanie Reichel</meta:printed-by>
    <meta:print-date>2008-10-14T14:49:38</meta:print-date>
    <dc:language>en-US</dc:language>
    <meta:editing-cycles>220</meta:editing-cycles>
    <meta:editing-duration>P12DT6H29M40S</meta:editing-duration>
    <meta:user-defined meta:name="Info 1">Version 08:  9/16/08</meta:user-defined>
    <meta:user-defined meta:name="Info 2"/>
    <meta:user-defined meta:name="Info 3"/>
    <meta:user-defined meta:name="Info 4"/>
    <meta:document-statistic meta:object-count="126"/>
  </office:meta>
</office:document-meta>
</file>